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ybeans" table:style-name="ta1">
        <table:shapes>
          <draw:frame draw:z-index="0" draw:style-name="gr1" draw:text-style-name="P1" svg:width="666.57pt" svg:height="349.85pt" svg:x="881.52pt" svg:y="131.07pt">
            <draw:object draw:notify-on-update-of-ranges="Soybeans.A1:Soybeans.A1 Soybeans.A2:Soybeans.A102 Soybeans.B1:Soybeans.B1 Soybeans.B2:Soybeans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.83pt">
            <draw:object draw:notify-on-update-of-ranges="Soybeans.D1:Soybeans.D1 Soybeans.D2:Soybeans.D36 Soybeans.E1:Soybeans.E1 Soybeans.E2:Soybeans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office:value-type="string" calcext:value-type="string">
            <text:p><text:a xlink:href="https://apps.automeris.io/wpd/" xlink:type="simple">https://apps.automeris.io/wpd/</text:a>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1956673654786" calcext:value-type="float">
            <text:p>0.201956673654786</text:p>
          </table:table-cell>
          <table:table-cell office:value-type="float" office:value="-0.00202692034420147" calcext:value-type="float">
            <text:p>-0.002026920344201</text:p>
          </table:table-cell>
          <table:table-cell table:number-columns-repeated="3"/>
        </table:table-row>
        <table:table-row table:style-name="ro1">
          <table:table-cell office:value-type="float" office:value="0.694619147449335" calcext:value-type="float">
            <text:p>0.694619147449335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</table:table-row>
        <table:table-row table:style-name="ro1">
          <table:table-cell office:value-type="float" office:value="1.18728162124388" calcext:value-type="float">
            <text:p>1.1872816212438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</table:table-row>
        <table:table-row table:style-name="ro1">
          <table:table-cell office:value-type="float" office:value="1.67994409503843" calcext:value-type="float">
            <text:p>1.6799440950384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</table:table-row>
        <table:table-row table:style-name="ro1">
          <table:table-cell office:value-type="float" office:value="1.76205450733753" calcext:value-type="float">
            <text:p>1.76205450733753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</table:table-row>
        <table:table-row table:style-name="ro1">
          <table:table-cell office:value-type="float" office:value="2.17260656883298" calcext:value-type="float">
            <text:p>2.1726065688329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</table:table-row>
        <table:table-row table:style-name="ro1">
          <table:table-cell office:value-type="float" office:value="2.25471698113207" calcext:value-type="float">
            <text:p>2.2547169811320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</table:table-row>
        <table:table-row table:style-name="ro1">
          <table:table-cell office:value-type="float" office:value="2.66526904262753" calcext:value-type="float">
            <text:p>2.6652690426275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</table:table-row>
        <table:table-row table:style-name="ro1">
          <table:table-cell office:value-type="float" office:value="2.74737945492662" calcext:value-type="float">
            <text:p>2.7473794549266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</table:table-row>
        <table:table-row table:style-name="ro1">
          <table:table-cell office:value-type="float" office:value="3.15793151642208" calcext:value-type="float">
            <text:p>3.1579315164220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</table:table-row>
        <table:table-row table:style-name="ro1">
          <table:table-cell office:value-type="float" office:value="3.24004192872117" calcext:value-type="float">
            <text:p>3.2400419287211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</table:table-row>
        <table:table-row table:style-name="ro1">
          <table:table-cell office:value-type="float" office:value="3.65059399021663" calcext:value-type="float">
            <text:p>3.6505939902166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</table:table-row>
        <table:table-row table:style-name="ro1">
          <table:table-cell office:value-type="float" office:value="3.73270440251572" calcext:value-type="float">
            <text:p>3.7327044025157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</table:table-row>
        <table:table-row table:style-name="ro1">
          <table:table-cell office:value-type="float" office:value="4.14325646401118" calcext:value-type="float">
            <text:p>4.1432564640111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</table:table-row>
        <table:table-row table:style-name="ro1">
          <table:table-cell office:value-type="float" office:value="4.22536687631027" calcext:value-type="float">
            <text:p>4.2253668763102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</table:table-row>
        <table:table-row table:style-name="ro1">
          <table:table-cell office:value-type="float" office:value="4.63591893780573" calcext:value-type="float">
            <text:p>4.6359189378057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</table:table-row>
        <table:table-row table:style-name="ro1">
          <table:table-cell office:value-type="float" office:value="5.12858141160028" calcext:value-type="float">
            <text:p>5.1285814116002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</table:table-row>
        <table:table-row table:style-name="ro1">
          <table:table-cell office:value-type="float" office:value="5.62124388539483" calcext:value-type="float">
            <text:p>5.6212438853948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</table:table-row>
        <table:table-row table:style-name="ro1">
          <table:table-cell office:value-type="float" office:value="6.11390635918938" calcext:value-type="float">
            <text:p>6.1139063591893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</table:table-row>
        <table:table-row table:style-name="ro1">
          <table:table-cell office:value-type="float" office:value="6.60656883298393" calcext:value-type="float">
            <text:p>6.6065688329839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</table:table-row>
        <table:table-row table:style-name="ro1">
          <table:table-cell office:value-type="float" office:value="7.09923130677847" calcext:value-type="float">
            <text:p>7.0992313067784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</table:table-row>
        <table:table-row table:style-name="ro1">
          <table:table-cell office:value-type="float" office:value="7.59189378057302" calcext:value-type="float">
            <text:p>7.5918937805730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</table:table-row>
        <table:table-row table:style-name="ro1">
          <table:table-cell office:value-type="float" office:value="8.08455625436757" calcext:value-type="float">
            <text:p>8.0845562543675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</table:table-row>
        <table:table-row table:style-name="ro1">
          <table:table-cell office:value-type="float" office:value="8.57721872816212" calcext:value-type="float">
            <text:p>8.57721872816212</text:p>
          </table:table-cell>
          <table:table-cell office:value-type="float" office:value="-0.00215575467312264" calcext:value-type="float">
            <text:p>-0.002155754673123</text:p>
          </table:table-cell>
          <table:table-cell/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</table:table-row>
        <table:table-row table:style-name="ro1">
          <table:table-cell office:value-type="float" office:value="9.06988120195667" calcext:value-type="float">
            <text:p>9.0698812019566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</table:table-row>
        <table:table-row table:style-name="ro1">
          <table:table-cell office:value-type="float" office:value="9.56254367575122" calcext:value-type="float">
            <text:p>9.5625436757512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</table:table-row>
        <table:table-row table:style-name="ro1">
          <table:table-cell office:value-type="float" office:value="10.0552061495458" calcext:value-type="float">
            <text:p>10.055206149545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</table:table-row>
        <table:table-row table:style-name="ro1">
          <table:table-cell office:value-type="float" office:value="10.5478686233403" calcext:value-type="float">
            <text:p>10.5478686233403</text:p>
          </table:table-cell>
          <table:table-cell office:value-type="float" office:value="-0.0018980860152803" calcext:value-type="float">
            <text:p>-0.00189808601528</text:p>
          </table:table-cell>
          <table:table-cell/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</table:table-row>
        <table:table-row table:style-name="ro1">
          <table:table-cell office:value-type="float" office:value="11.0405310971349" calcext:value-type="float">
            <text:p>11.0405310971349</text:p>
          </table:table-cell>
          <table:table-cell office:value-type="float" office:value="-0.00171771795479066" calcext:value-type="float">
            <text:p>-0.001717717954791</text:p>
          </table:table-cell>
          <table:table-cell table:number-columns-repeated="3"/>
        </table:table-row>
        <table:table-row table:style-name="ro1">
          <table:table-cell office:value-type="float" office:value="11.5331935709294" calcext:value-type="float">
            <text:p>11.5331935709294</text:p>
          </table:table-cell>
          <table:table-cell office:value-type="float" office:value="-0.00143428243116409" calcext:value-type="float">
            <text:p>-0.001434282431164</text:p>
          </table:table-cell>
          <table:table-cell table:number-columns-repeated="3"/>
        </table:table-row>
        <table:table-row table:style-name="ro1">
          <table:table-cell office:value-type="float" office:value="12.025856044724" calcext:value-type="float">
            <text:p>12.025856044724</text:p>
          </table:table-cell>
          <table:table-cell office:value-type="float" office:value="-0.00127968123645868" calcext:value-type="float">
            <text:p>-0.001279681236459</text:p>
          </table:table-cell>
          <table:table-cell table:number-columns-repeated="3"/>
        </table:table-row>
        <table:table-row table:style-name="ro1">
          <table:table-cell office:value-type="float" office:value="12.5185185185185" calcext:value-type="float">
            <text:p>12.5185185185185</text:p>
          </table:table-cell>
          <table:table-cell office:value-type="float" office:value="-0.00109931317596905" calcext:value-type="float">
            <text:p>-0.001099313175969</text:p>
          </table:table-cell>
          <table:table-cell table:number-columns-repeated="3"/>
        </table:table-row>
        <table:table-row table:style-name="ro1">
          <table:table-cell office:value-type="float" office:value="13.0111809923131" calcext:value-type="float">
            <text:p>13.0111809923131</text:p>
          </table:table-cell>
          <table:table-cell office:value-type="float" office:value="-0.000841644518126718" calcext:value-type="float">
            <text:p>-0.000841644518127</text:p>
          </table:table-cell>
          <table:table-cell table:number-columns-repeated="3"/>
        </table:table-row>
        <table:table-row table:style-name="ro1">
          <table:table-cell office:value-type="float" office:value="13.5038434661076" calcext:value-type="float">
            <text:p>13.5038434661076</text:p>
          </table:table-cell>
          <table:table-cell office:value-type="float" office:value="-0.000712810189205545" calcext:value-type="float">
            <text:p>-0.000712810189206</text:p>
          </table:table-cell>
          <table:table-cell table:number-columns-repeated="3"/>
        </table:table-row>
        <table:table-row table:style-name="ro1">
          <table:table-cell office:value-type="float" office:value="13.9965059399022" calcext:value-type="float">
            <text:p>13.9965059399022</text:p>
          </table:table-cell>
          <table:table-cell office:value-type="float" office:value="-0.000480908397147442" calcext:value-type="float">
            <text:p>-0.000480908397147</text:p>
          </table:table-cell>
          <table:table-cell table:number-columns-repeated="3"/>
        </table:table-row>
        <table:table-row table:style-name="ro1">
          <table:table-cell office:value-type="float" office:value="14.4891684136967" calcext:value-type="float">
            <text:p>14.4891684136967</text:p>
          </table:table-cell>
          <table:table-cell office:value-type="float" office:value="-0.000223239739305107" calcext:value-type="float">
            <text:p>-0.000223239739305</text:p>
          </table:table-cell>
          <table:table-cell table:number-columns-repeated="3"/>
        </table:table-row>
        <table:table-row table:style-name="ro1">
          <table:table-cell office:value-type="float" office:value="14.9818308874913" calcext:value-type="float">
            <text:p>14.9818308874913</text:p>
          </table:table-cell>
          <table:table-cell office:value-type="float" office:value="-0.000120172276168166" calcext:value-type="float">
            <text:p>-0.000120172276168</text:p>
          </table:table-cell>
          <table:table-cell table:number-columns-repeated="3"/>
        </table:table-row>
        <table:table-row table:style-name="ro1">
          <table:table-cell office:value-type="float" office:value="15.4744933612858" calcext:value-type="float">
            <text:p>15.4744933612858</text:p>
          </table:table-cell>
          <table:table-cell office:value-type="float" office:value="0.000137496381674169" calcext:value-type="float">
            <text:p>0.000137496381674</text:p>
          </table:table-cell>
          <table:table-cell table:number-columns-repeated="3"/>
        </table:table-row>
        <table:table-row table:style-name="ro1">
          <table:table-cell office:value-type="float" office:value="15.9671558350804" calcext:value-type="float">
            <text:p>15.9671558350804</text:p>
          </table:table-cell>
          <table:table-cell office:value-type="float" office:value="0.000343631307948039" calcext:value-type="float">
            <text:p>0.000343631307948</text:p>
          </table:table-cell>
          <table:table-cell table:number-columns-repeated="3"/>
        </table:table-row>
        <table:table-row table:style-name="ro1">
          <table:table-cell office:value-type="float" office:value="16.4598183088749" calcext:value-type="float">
            <text:p>16.4598183088749</text:p>
          </table:table-cell>
          <table:table-cell office:value-type="float" office:value="0.000472465636869205" calcext:value-type="float">
            <text:p>0.000472465636869</text:p>
          </table:table-cell>
          <table:table-cell table:number-columns-repeated="3"/>
        </table:table-row>
        <table:table-row table:style-name="ro1">
          <table:table-cell office:value-type="float" office:value="16.9524807826695" calcext:value-type="float">
            <text:p>16.9524807826695</text:p>
          </table:table-cell>
          <table:table-cell office:value-type="float" office:value="0.00075590116049578" calcext:value-type="float">
            <text:p>0.000755901160496</text:p>
          </table:table-cell>
          <table:table-cell table:number-columns-repeated="3"/>
        </table:table-row>
        <table:table-row table:style-name="ro1">
          <table:table-cell office:value-type="float" office:value="17.445143256464" calcext:value-type="float">
            <text:p>17.445143256464</text:p>
          </table:table-cell>
          <table:table-cell office:value-type="float" office:value="0.000910502355201182" calcext:value-type="float">
            <text:p>0.000910502355201</text:p>
          </table:table-cell>
          <table:table-cell table:number-columns-repeated="3"/>
        </table:table-row>
        <table:table-row table:style-name="ro1">
          <table:table-cell office:value-type="float" office:value="17.9378057302586" calcext:value-type="float">
            <text:p>17.9378057302586</text:p>
          </table:table-cell>
          <table:table-cell office:value-type="float" office:value="0.00106510354990658" calcext:value-type="float">
            <text:p>0.001065103549907</text:p>
          </table:table-cell>
          <table:table-cell table:number-columns-repeated="3"/>
        </table:table-row>
        <table:table-row table:style-name="ro1">
          <table:table-cell office:value-type="float" office:value="18.4304682040531" calcext:value-type="float">
            <text:p>18.4304682040531</text:p>
          </table:table-cell>
          <table:table-cell office:value-type="float" office:value="0.00137430593931739" calcext:value-type="float">
            <text:p>0.001374305939317</text:p>
          </table:table-cell>
          <table:table-cell table:number-columns-repeated="3"/>
        </table:table-row>
        <table:table-row table:style-name="ro1">
          <table:table-cell office:value-type="float" office:value="18.9231306778477" calcext:value-type="float">
            <text:p>18.9231306778477</text:p>
          </table:table-cell>
          <table:table-cell office:value-type="float" office:value="0.00150314026823856" calcext:value-type="float">
            <text:p>0.001503140268239</text:p>
          </table:table-cell>
          <table:table-cell table:number-columns-repeated="3"/>
        </table:table-row>
        <table:table-row table:style-name="ro1">
          <table:table-cell office:value-type="float" office:value="19.4157931516422" calcext:value-type="float">
            <text:p>19.4157931516422</text:p>
          </table:table-cell>
          <table:table-cell office:value-type="float" office:value="0.00168350832872819" calcext:value-type="float">
            <text:p>0.001683508328728</text:p>
          </table:table-cell>
          <table:table-cell table:number-columns-repeated="3"/>
        </table:table-row>
        <table:table-row table:style-name="ro1">
          <table:table-cell office:value-type="float" office:value="19.9084556254368" calcext:value-type="float">
            <text:p>19.9084556254368</text:p>
          </table:table-cell>
          <table:table-cell office:value-type="float" office:value="0.00194117698657053" calcext:value-type="float">
            <text:p>0.001941176986571</text:p>
          </table:table-cell>
          <table:table-cell table:number-columns-repeated="3"/>
        </table:table-row>
        <table:table-row table:style-name="ro1">
          <table:table-cell office:value-type="float" office:value="20.4011180992313" calcext:value-type="float">
            <text:p>20.4011180992313</text:p>
          </table:table-cell>
          <table:table-cell office:value-type="float" office:value="0.0020700113154917" calcext:value-type="float">
            <text:p>0.002070011315492</text:p>
          </table:table-cell>
          <table:table-cell table:number-columns-repeated="3"/>
        </table:table-row>
        <table:table-row table:style-name="ro1">
          <table:table-cell office:value-type="float" office:value="20.8937805730259" calcext:value-type="float">
            <text:p>20.8937805730259</text:p>
          </table:table-cell>
          <table:table-cell office:value-type="float" office:value="0.0023019131075498" calcext:value-type="float">
            <text:p>0.00230191310755</text:p>
          </table:table-cell>
          <table:table-cell table:number-columns-repeated="3"/>
        </table:table-row>
        <table:table-row table:style-name="ro1">
          <table:table-cell office:value-type="float" office:value="21.3864430468204" calcext:value-type="float">
            <text:p>21.3864430468204</text:p>
          </table:table-cell>
          <table:table-cell office:value-type="float" office:value="0.00255958176539214" calcext:value-type="float">
            <text:p>0.002559581765392</text:p>
          </table:table-cell>
          <table:table-cell table:number-columns-repeated="3"/>
        </table:table-row>
        <table:table-row table:style-name="ro1">
          <table:table-cell office:value-type="float" office:value="21.879105520615" calcext:value-type="float">
            <text:p>21.879105520615</text:p>
          </table:table-cell>
          <table:table-cell office:value-type="float" office:value="0.00268841609431331" calcext:value-type="float">
            <text:p>0.002688416094313</text:p>
          </table:table-cell>
          <table:table-cell table:number-columns-repeated="3"/>
        </table:table-row>
        <table:table-row table:style-name="ro1">
          <table:table-cell office:value-type="float" office:value="22.3717679944095" calcext:value-type="float">
            <text:p>22.3717679944095</text:p>
          </table:table-cell>
          <table:table-cell office:value-type="float" office:value="0.00292031788637141" calcext:value-type="float">
            <text:p>0.002920317886371</text:p>
          </table:table-cell>
          <table:table-cell table:number-columns-repeated="3"/>
        </table:table-row>
        <table:table-row table:style-name="ro1">
          <table:table-cell office:value-type="float" office:value="22.864430468204" calcext:value-type="float">
            <text:p>22.864430468204</text:p>
          </table:table-cell>
          <table:table-cell office:value-type="float" office:value="0.00310068594686105" calcext:value-type="float">
            <text:p>0.003100685946861</text:p>
          </table:table-cell>
          <table:table-cell table:number-columns-repeated="3"/>
        </table:table-row>
        <table:table-row table:style-name="ro1">
          <table:table-cell office:value-type="float" office:value="23.3570929419986" calcext:value-type="float">
            <text:p>23.3570929419986</text:p>
          </table:table-cell>
          <table:table-cell office:value-type="float" office:value="0.00325528714156645" calcext:value-type="float">
            <text:p>0.003255287141566</text:p>
          </table:table-cell>
          <table:table-cell table:number-columns-repeated="3"/>
        </table:table-row>
        <table:table-row table:style-name="ro1">
          <table:table-cell office:value-type="float" office:value="23.8497554157931" calcext:value-type="float">
            <text:p>23.8497554157931</text:p>
          </table:table-cell>
          <table:table-cell office:value-type="float" office:value="0.00353872266519302" calcext:value-type="float">
            <text:p>0.003538722665193</text:p>
          </table:table-cell>
          <table:table-cell table:number-columns-repeated="3"/>
        </table:table-row>
        <table:table-row table:style-name="ro1">
          <table:table-cell office:value-type="float" office:value="24.3424178895877" calcext:value-type="float">
            <text:p>24.3424178895877</text:p>
          </table:table-cell>
          <table:table-cell office:value-type="float" office:value="0.00371909072568266" calcext:value-type="float">
            <text:p>0.003719090725683</text:p>
          </table:table-cell>
          <table:table-cell table:number-columns-repeated="3"/>
        </table:table-row>
        <table:table-row table:style-name="ro1">
          <table:table-cell office:value-type="float" office:value="24.8350803633822" calcext:value-type="float">
            <text:p>24.8350803633822</text:p>
          </table:table-cell>
          <table:table-cell office:value-type="float" office:value="0.00384792505460383" calcext:value-type="float">
            <text:p>0.003847925054604</text:p>
          </table:table-cell>
          <table:table-cell table:number-columns-repeated="3"/>
        </table:table-row>
        <table:table-row table:style-name="ro1">
          <table:table-cell office:value-type="float" office:value="25.3277428371768" calcext:value-type="float">
            <text:p>25.3277428371768</text:p>
          </table:table-cell>
          <table:table-cell office:value-type="float" office:value="0.00415712744401463" calcext:value-type="float">
            <text:p>0.004157127444015</text:p>
          </table:table-cell>
          <table:table-cell table:number-columns-repeated="3"/>
        </table:table-row>
        <table:table-row table:style-name="ro1">
          <table:table-cell office:value-type="float" office:value="25.8204053109713" calcext:value-type="float">
            <text:p>25.8204053109713</text:p>
          </table:table-cell>
          <table:table-cell office:value-type="float" office:value="0.0042859617729358" calcext:value-type="float">
            <text:p>0.004285961772936</text:p>
          </table:table-cell>
          <table:table-cell table:number-columns-repeated="3"/>
        </table:table-row>
        <table:table-row table:style-name="ro1">
          <table:table-cell office:value-type="float" office:value="26.3130677847659" calcext:value-type="float">
            <text:p>26.3130677847659</text:p>
          </table:table-cell>
          <table:table-cell office:value-type="float" office:value="0.00446632983342544" calcext:value-type="float">
            <text:p>0.004466329833425</text:p>
          </table:table-cell>
          <table:table-cell table:number-columns-repeated="3"/>
        </table:table-row>
        <table:table-row table:style-name="ro1">
          <table:table-cell office:value-type="float" office:value="26.8057302585604" calcext:value-type="float">
            <text:p>26.8057302585604</text:p>
          </table:table-cell>
          <table:table-cell office:value-type="float" office:value="0.00474976535705201" calcext:value-type="float">
            <text:p>0.004749765357052</text:p>
          </table:table-cell>
          <table:table-cell table:number-columns-repeated="3"/>
        </table:table-row>
        <table:table-row table:style-name="ro1">
          <table:table-cell office:value-type="float" office:value="27.298392732355" calcext:value-type="float">
            <text:p>27.298392732355</text:p>
          </table:table-cell>
          <table:table-cell office:value-type="float" office:value="0.00485283282018894" calcext:value-type="float">
            <text:p>0.004852832820189</text:p>
          </table:table-cell>
          <table:table-cell table:number-columns-repeated="3"/>
        </table:table-row>
        <table:table-row table:style-name="ro1">
          <table:table-cell office:value-type="float" office:value="27.7910552061495" calcext:value-type="float">
            <text:p>27.7910552061495</text:p>
          </table:table-cell>
          <table:table-cell office:value-type="float" office:value="0.00508473461224705" calcext:value-type="float">
            <text:p>0.005084734612247</text:p>
          </table:table-cell>
          <table:table-cell table:number-columns-repeated="3"/>
        </table:table-row>
        <table:table-row table:style-name="ro1">
          <table:table-cell office:value-type="float" office:value="28.2837176799441" calcext:value-type="float">
            <text:p>28.2837176799441</text:p>
          </table:table-cell>
          <table:table-cell office:value-type="float" office:value="0.00531663640430515" calcext:value-type="float">
            <text:p>0.005316636404305</text:p>
          </table:table-cell>
          <table:table-cell table:number-columns-repeated="3"/>
        </table:table-row>
        <table:table-row table:style-name="ro1">
          <table:table-cell office:value-type="float" office:value="28.7763801537386" calcext:value-type="float">
            <text:p>28.7763801537386</text:p>
          </table:table-cell>
          <table:table-cell office:value-type="float" office:value="0.00547123759901055" calcext:value-type="float">
            <text:p>0.005471237599011</text:p>
          </table:table-cell>
          <table:table-cell table:number-columns-repeated="3"/>
        </table:table-row>
        <table:table-row table:style-name="ro1">
          <table:table-cell office:value-type="float" office:value="29.2690426275332" calcext:value-type="float">
            <text:p>29.2690426275332</text:p>
          </table:table-cell>
          <table:table-cell office:value-type="float" office:value="0.00570313939106866" calcext:value-type="float">
            <text:p>0.005703139391069</text:p>
          </table:table-cell>
          <table:table-cell table:number-columns-repeated="3"/>
        </table:table-row>
        <table:table-row table:style-name="ro1">
          <table:table-cell office:value-type="float" office:value="29.7617051013277" calcext:value-type="float">
            <text:p>29.7617051013277</text:p>
          </table:table-cell>
          <table:table-cell office:value-type="float" office:value="0.00585774058577406" calcext:value-type="float">
            <text:p>0.005857740585774</text:p>
          </table:table-cell>
          <table:table-cell table:number-columns-repeated="3"/>
        </table:table-row>
        <table:table-row table:style-name="ro1"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  <table:table-cell table:number-columns-repeated="3"/>
        </table:table-row>
        <table:table-row table:style-name="ro1"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  <table:table-cell table:number-columns-repeated="3"/>
        </table:table-row>
        <table:table-row table:style-name="ro1"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  <table:table-cell table:number-columns-repeated="3"/>
        </table:table-row>
        <table:table-row table:style-name="ro1"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  <table:table-cell table:number-columns-repeated="3"/>
        </table:table-row>
        <table:table-row table:style-name="ro1"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  <table:table-cell table:number-columns-repeated="3"/>
        </table:table-row>
        <table:table-row table:style-name="ro1"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  <table:table-cell table:number-columns-repeated="3"/>
        </table:table-row>
        <table:table-row table:style-name="ro1"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  <table:table-cell table:number-columns-repeated="3"/>
        </table:table-row>
        <table:table-row table:style-name="ro1"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  <table:table-cell table:number-columns-repeated="3"/>
        </table:table-row>
        <table:table-row table:style-name="ro1"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  <table:table-cell table:number-columns-repeated="3"/>
        </table:table-row>
        <table:table-row table:style-name="ro1"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  <table:table-cell table:number-columns-repeated="3"/>
        </table:table-row>
        <table:table-row table:style-name="ro1"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  <table:table-cell table:number-columns-repeated="3"/>
        </table:table-row>
        <table:table-row table:style-name="ro1"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  <table:table-cell table:number-columns-repeated="3"/>
        </table:table-row>
        <table:table-row table:style-name="ro1"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  <table:table-cell table:number-columns-repeated="3"/>
        </table:table-row>
        <table:table-row table:style-name="ro1"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  <table:table-cell table:number-columns-repeated="3"/>
        </table:table-row>
        <table:table-row table:style-name="ro1"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  <table:table-cell table:number-columns-repeated="3"/>
        </table:table-row>
        <table:table-row table:style-name="ro1"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  <table:table-cell table:number-columns-repeated="3"/>
        </table:table-row>
        <table:table-row table:style-name="ro1"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  <table:table-cell table:number-columns-repeated="3"/>
        </table:table-row>
        <table:table-row table:style-name="ro1"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  <table:table-cell table:number-columns-repeated="3"/>
        </table:table-row>
        <table:table-row table:style-name="ro1"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  <table:table-cell table:number-columns-repeated="3"/>
        </table:table-row>
        <table:table-row table:style-name="ro1"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  <table:table-cell table:number-columns-repeated="3"/>
        </table:table-row>
        <table:table-row table:style-name="ro1"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  <table:table-cell table:number-columns-repeated="3"/>
        </table:table-row>
        <table:table-row table:style-name="ro1"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  <table:table-cell table:number-columns-repeated="3"/>
        </table:table-row>
        <table:table-row table:style-name="ro1"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  <table:table-cell table:number-columns-repeated="3"/>
        </table:table-row>
        <table:table-row table:style-name="ro1"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  <table:table-cell table:number-columns-repeated="3"/>
        </table:table-row>
        <table:table-row table:style-name="ro1"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  <table:table-cell table:number-columns-repeated="3"/>
        </table:table-row>
        <table:table-row table:style-name="ro1"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  <table:table-cell table:number-columns-repeated="3"/>
        </table:table-row>
        <table:table-row table:style-name="ro1"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  <table:table-cell table:number-columns-repeated="3"/>
        </table:table-row>
        <table:table-row table:style-name="ro1">
          <table:table-cell office:value-type="float" office:value="39.1222921034242" calcext:value-type="float">
            <text:p>39.1222921034242</text:p>
          </table:table-cell>
          <table:table-cell office:value-type="float" office:value="-0.0470674017350421" calcext:value-type="float">
            <text:p>-0.047067401735042</text:p>
          </table:table-cell>
          <table:table-cell table:number-columns-repeated="3"/>
        </table:table-row>
        <table:table-row table:style-name="ro1">
          <table:table-cell office:value-type="float" office:value="39.6149545772187" calcext:value-type="float">
            <text:p>39.6149545772187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1076170510133" calcext:value-type="float">
            <text:p>40.10761705101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6002795248078" calcext:value-type="float">
            <text:p>40.6002795248078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0929419986024" calcext:value-type="float">
            <text:p>41.0929419986024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5856044723969" calcext:value-type="float">
            <text:p>41.5856044723969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9140461215933" calcext:value-type="float">
            <text:p>41.91404612159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</table:table>
      <table:table table:name="Maize" table:style-name="ta1">
        <table:shapes>
          <draw:frame draw:z-index="0" draw:style-name="gr1" draw:text-style-name="P1" svg:width="453.51pt" svg:height="255.09pt" svg:x="130.85pt" svg:y="2.83pt">
            <draw:object draw:notify-on-update-of-ranges="Maize.A1:Maize.A1 Maize.A2:Maize.A142 Maize.B1:Maize.B1 Maize.B2:Maize.B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5514116879173" calcext:value-type="float">
            <text:p>0.205514116879173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574622776185772" calcext:value-type="float">
            <text:p>0.5746227761857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943731435492372" calcext:value-type="float">
            <text:p>0.9437314354923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31284009479897" calcext:value-type="float">
            <text:p>1.312840094798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68194875410557" calcext:value-type="float">
            <text:p>1.681948754105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74346686399" calcext:value-type="float">
            <text:p>1.74346686399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05105741341217" calcext:value-type="float">
            <text:p>2.051057413412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1125755232966" calcext:value-type="float">
            <text:p>2.112575523296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42016607271877" calcext:value-type="float">
            <text:p>2.4201660727187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4816841826032" calcext:value-type="float">
            <text:p>2.481684182603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78927473202537" calcext:value-type="float">
            <text:p>2.7892747320253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8507928419098" calcext:value-type="float">
            <text:p>2.8507928419098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15838339133197" calcext:value-type="float">
            <text:p>3.158383391331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2199015012164" calcext:value-type="float">
            <text:p>3.2199015012164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52749205063857" calcext:value-type="float">
            <text:p>3.527492050638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589010160523" calcext:value-type="float">
            <text:p>3.589010160523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89660070994517" calcext:value-type="float">
            <text:p>3.896600709945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9581188198296" calcext:value-type="float">
            <text:p>3.958118819829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26570936925176" calcext:value-type="float">
            <text:p>4.265709369251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4.3272274791362" calcext:value-type="float">
            <text:p>4.327227479136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63481802855836" calcext:value-type="float">
            <text:p>4.634818028558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00392668786496" calcext:value-type="float">
            <text:p>5.003926687864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37303534717156" calcext:value-type="float">
            <text:p>5.373035347171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74214400647816" calcext:value-type="float">
            <text:p>5.742144006478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11125266578476" calcext:value-type="float">
            <text:p>6.111252665784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48036132509136" calcext:value-type="float">
            <text:p>6.480361325091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84946998439796" calcext:value-type="float">
            <text:p>6.849469984397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21857864370456" calcext:value-type="float">
            <text:p>7.218578643704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58768730301116" calcext:value-type="float">
            <text:p>7.587687303011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95679596231776" calcext:value-type="float">
            <text:p>7.956795962317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32590462162436" calcext:value-type="float">
            <text:p>8.325904621624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69501328093095" calcext:value-type="float">
            <text:p>8.6950132809309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06412194023755" calcext:value-type="float">
            <text:p>9.0641219402375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43323059954415" calcext:value-type="float">
            <text:p>9.4332305995441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80233925885075" calcext:value-type="float">
            <text:p>9.8023392588507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0.1714479181574" calcext:value-type="float">
            <text:p>10.1714479181574</text:p>
          </table:table-cell>
          <table:table-cell office:value-type="float" office:value="-0.00167007202077975" calcext:value-type="float">
            <text:p>-0.00167007202078</text:p>
          </table:table-cell>
        </table:table-row>
        <table:table-row table:style-name="ro1">
          <table:table-cell office:value-type="float" office:value="10.540556577464" calcext:value-type="float">
            <text:p>10.540556577464</text:p>
          </table:table-cell>
          <table:table-cell office:value-type="float" office:value="-0.00149666133179408" calcext:value-type="float">
            <text:p>-0.001496661331794</text:p>
          </table:table-cell>
        </table:table-row>
        <table:table-row table:style-name="ro1">
          <table:table-cell office:value-type="float" office:value="10.9096652367706" calcext:value-type="float">
            <text:p>10.9096652367706</text:p>
          </table:table-cell>
          <table:table-cell office:value-type="float" office:value="-0.0014581256231306" calcext:value-type="float">
            <text:p>-0.001458125623131</text:p>
          </table:table-cell>
        </table:table-row>
        <table:table-row table:style-name="ro1">
          <table:table-cell office:value-type="float" office:value="11.2787738960772" calcext:value-type="float">
            <text:p>11.2787738960772</text:p>
          </table:table-cell>
          <table:table-cell office:value-type="float" office:value="-0.00126544707981318" calcext:value-type="float">
            <text:p>-0.001265447079813</text:p>
          </table:table-cell>
        </table:table-row>
        <table:table-row table:style-name="ro1">
          <table:table-cell office:value-type="float" office:value="11.6478825553838" calcext:value-type="float">
            <text:p>11.6478825553838</text:p>
          </table:table-cell>
          <table:table-cell office:value-type="float" office:value="-0.0012269113711497" calcext:value-type="float">
            <text:p>-0.00122691137115</text:p>
          </table:table-cell>
        </table:table-row>
        <table:table-row table:style-name="ro1">
          <table:table-cell office:value-type="float" office:value="12.0169912146904" calcext:value-type="float">
            <text:p>12.0169912146904</text:p>
          </table:table-cell>
          <table:table-cell office:value-type="float" office:value="-0.00101496497350054" calcext:value-type="float">
            <text:p>-0.001014964973501</text:p>
          </table:table-cell>
        </table:table-row>
        <table:table-row table:style-name="ro1">
          <table:table-cell office:value-type="float" office:value="12.3860998739969" calcext:value-type="float">
            <text:p>12.3860998739969</text:p>
          </table:table-cell>
          <table:table-cell office:value-type="float" office:value="-0.000995697119168797" calcext:value-type="float">
            <text:p>-0.000995697119169</text:p>
          </table:table-cell>
        </table:table-row>
        <table:table-row table:style-name="ro1">
          <table:table-cell office:value-type="float" office:value="12.7552085333035" calcext:value-type="float">
            <text:p>12.7552085333035</text:p>
          </table:table-cell>
          <table:table-cell office:value-type="float" office:value="-0.000783750721519642" calcext:value-type="float">
            <text:p>-0.00078375072152</text:p>
          </table:table-cell>
        </table:table-row>
        <table:table-row table:style-name="ro1">
          <table:table-cell office:value-type="float" office:value="13.1243171926101" calcext:value-type="float">
            <text:p>13.1243171926101</text:p>
          </table:table-cell>
          <table:table-cell office:value-type="float" office:value="-0.000745215012856154" calcext:value-type="float">
            <text:p>-0.000745215012856</text:p>
          </table:table-cell>
        </table:table-row>
        <table:table-row table:style-name="ro1">
          <table:table-cell office:value-type="float" office:value="13.4934258519167" calcext:value-type="float">
            <text:p>13.4934258519167</text:p>
          </table:table-cell>
          <table:table-cell office:value-type="float" office:value="-0.000552536469538741" calcext:value-type="float">
            <text:p>-0.000552536469539</text:p>
          </table:table-cell>
        </table:table-row>
        <table:table-row table:style-name="ro1">
          <table:table-cell office:value-type="float" office:value="13.8625345112233" calcext:value-type="float">
            <text:p>13.8625345112233</text:p>
          </table:table-cell>
          <table:table-cell office:value-type="float" office:value="-0.000514000760875259" calcext:value-type="float">
            <text:p>-0.000514000760875</text:p>
          </table:table-cell>
        </table:table-row>
        <table:table-row table:style-name="ro1">
          <table:table-cell office:value-type="float" office:value="14.2316431705299" calcext:value-type="float">
            <text:p>14.2316431705299</text:p>
          </table:table-cell>
          <table:table-cell office:value-type="float" office:value="-0.000321322217557846" calcext:value-type="float">
            <text:p>-0.000321322217558</text:p>
          </table:table-cell>
        </table:table-row>
        <table:table-row table:style-name="ro1">
          <table:table-cell office:value-type="float" office:value="14.6007518298365" calcext:value-type="float">
            <text:p>14.6007518298365</text:p>
          </table:table-cell>
          <table:table-cell office:value-type="float" office:value="-0.000282786508894357" calcext:value-type="float">
            <text:p>-0.000282786508894</text:p>
          </table:table-cell>
        </table:table-row>
        <table:table-row table:style-name="ro1">
          <table:table-cell office:value-type="float" office:value="14.9698604891431" calcext:value-type="float">
            <text:p>14.9698604891431</text:p>
          </table:table-cell>
          <table:table-cell office:value-type="float" office:value="-0.0000901079655769438" calcext:value-type="float">
            <text:p>-9.01079655769438E-05</text:p>
          </table:table-cell>
        </table:table-row>
        <table:table-row table:style-name="ro1">
          <table:table-cell office:value-type="float" office:value="15.3389691484497" calcext:value-type="float">
            <text:p>15.3389691484497</text:p>
          </table:table-cell>
          <table:table-cell office:value-type="float" office:value="-0.0000515722569134555" calcext:value-type="float">
            <text:p>-5.15722569134555E-05</text:p>
          </table:table-cell>
        </table:table-row>
        <table:table-row table:style-name="ro1">
          <table:table-cell office:value-type="float" office:value="15.7080778077563" calcext:value-type="float">
            <text:p>15.7080778077563</text:p>
          </table:table-cell>
          <table:table-cell office:value-type="float" office:value="0.000160374140735699" calcext:value-type="float">
            <text:p>0.000160374140736</text:p>
          </table:table-cell>
        </table:table-row>
        <table:table-row table:style-name="ro1">
          <table:table-cell office:value-type="float" office:value="16.0771864670629" calcext:value-type="float">
            <text:p>16.0771864670629</text:p>
          </table:table-cell>
          <table:table-cell office:value-type="float" office:value="0.00019890984939918" calcext:value-type="float">
            <text:p>0.000198909849399</text:p>
          </table:table-cell>
        </table:table-row>
        <table:table-row table:style-name="ro1">
          <table:table-cell office:value-type="float" office:value="16.4462951263695" calcext:value-type="float">
            <text:p>16.4462951263695</text:p>
          </table:table-cell>
          <table:table-cell office:value-type="float" office:value="0.000391588392716601" calcext:value-type="float">
            <text:p>0.000391588392717</text:p>
          </table:table-cell>
        </table:table-row>
        <table:table-row table:style-name="ro1">
          <table:table-cell office:value-type="float" office:value="16.8154037856761" calcext:value-type="float">
            <text:p>16.8154037856761</text:p>
          </table:table-cell>
          <table:table-cell office:value-type="float" office:value="0.000430124101380082" calcext:value-type="float">
            <text:p>0.00043012410138</text:p>
          </table:table-cell>
        </table:table-row>
        <table:table-row table:style-name="ro1">
          <table:table-cell office:value-type="float" office:value="17.1845124449827" calcext:value-type="float">
            <text:p>17.1845124449827</text:p>
          </table:table-cell>
          <table:table-cell office:value-type="float" office:value="0.000622802644697495" calcext:value-type="float">
            <text:p>0.000622802644697</text:p>
          </table:table-cell>
        </table:table-row>
        <table:table-row table:style-name="ro1">
          <table:table-cell office:value-type="float" office:value="17.5536211042893" calcext:value-type="float">
            <text:p>17.5536211042893</text:p>
          </table:table-cell>
          <table:table-cell office:value-type="float" office:value="0.000680606207692724" calcext:value-type="float">
            <text:p>0.000680606207693</text:p>
          </table:table-cell>
        </table:table-row>
        <table:table-row table:style-name="ro1">
          <table:table-cell office:value-type="float" office:value="17.9227297635959" calcext:value-type="float">
            <text:p>17.9227297635959</text:p>
          </table:table-cell>
          <table:table-cell office:value-type="float" office:value="0.000854016896678397" calcext:value-type="float">
            <text:p>0.000854016896678</text:p>
          </table:table-cell>
        </table:table-row>
        <table:table-row table:style-name="ro1">
          <table:table-cell office:value-type="float" office:value="18.2918384229025" calcext:value-type="float">
            <text:p>18.2918384229025</text:p>
          </table:table-cell>
          <table:table-cell office:value-type="float" office:value="0.000911820459673619" calcext:value-type="float">
            <text:p>0.000911820459674</text:p>
          </table:table-cell>
        </table:table-row>
        <table:table-row table:style-name="ro1">
          <table:table-cell office:value-type="float" office:value="18.6609470822091" calcext:value-type="float">
            <text:p>18.6609470822091</text:p>
          </table:table-cell>
          <table:table-cell office:value-type="float" office:value="0.0010852311486593" calcext:value-type="float">
            <text:p>0.001085231148659</text:p>
          </table:table-cell>
        </table:table-row>
        <table:table-row table:style-name="ro1">
          <table:table-cell office:value-type="float" office:value="19.0300557415157" calcext:value-type="float">
            <text:p>19.0300557415157</text:p>
          </table:table-cell>
          <table:table-cell office:value-type="float" office:value="0.00116230256598626" calcext:value-type="float">
            <text:p>0.001162302565986</text:p>
          </table:table-cell>
        </table:table-row>
        <table:table-row table:style-name="ro1">
          <table:table-cell office:value-type="float" office:value="19.3991644008223" calcext:value-type="float">
            <text:p>19.3991644008223</text:p>
          </table:table-cell>
          <table:table-cell office:value-type="float" office:value="0.00131644540064019" calcext:value-type="float">
            <text:p>0.00131644540064</text:p>
          </table:table-cell>
        </table:table-row>
        <table:table-row table:style-name="ro1">
          <table:table-cell office:value-type="float" office:value="19.7682730601289" calcext:value-type="float">
            <text:p>19.7682730601289</text:p>
          </table:table-cell>
          <table:table-cell office:value-type="float" office:value="0.00139351681796716" calcext:value-type="float">
            <text:p>0.001393516817967</text:p>
          </table:table-cell>
        </table:table-row>
        <table:table-row table:style-name="ro1">
          <table:table-cell office:value-type="float" office:value="20.1373817194355" calcext:value-type="float">
            <text:p>20.1373817194355</text:p>
          </table:table-cell>
          <table:table-cell office:value-type="float" office:value="0.0015476596526211" calcext:value-type="float">
            <text:p>0.001547659652621</text:p>
          </table:table-cell>
        </table:table-row>
        <table:table-row table:style-name="ro1">
          <table:table-cell office:value-type="float" office:value="20.5064903787421" calcext:value-type="float">
            <text:p>20.5064903787421</text:p>
          </table:table-cell>
          <table:table-cell office:value-type="float" office:value="0.0016439989242798" calcext:value-type="float">
            <text:p>0.00164399892428</text:p>
          </table:table-cell>
        </table:table-row>
        <table:table-row table:style-name="ro1">
          <table:table-cell office:value-type="float" office:value="20.8755990380487" calcext:value-type="float">
            <text:p>20.8755990380487</text:p>
          </table:table-cell>
          <table:table-cell office:value-type="float" office:value="0.001778873904602" calcext:value-type="float">
            <text:p>0.001778873904602</text:p>
          </table:table-cell>
        </table:table-row>
        <table:table-row table:style-name="ro1">
          <table:table-cell office:value-type="float" office:value="21.2447076973553" calcext:value-type="float">
            <text:p>21.2447076973553</text:p>
          </table:table-cell>
          <table:table-cell office:value-type="float" office:value="0.0018752131762607" calcext:value-type="float">
            <text:p>0.001875213176261</text:p>
          </table:table-cell>
        </table:table-row>
        <table:table-row table:style-name="ro1">
          <table:table-cell office:value-type="float" office:value="21.6138163566619" calcext:value-type="float">
            <text:p>21.6138163566619</text:p>
          </table:table-cell>
          <table:table-cell office:value-type="float" office:value="0.00201008815658289" calcext:value-type="float">
            <text:p>0.002010088156583</text:p>
          </table:table-cell>
        </table:table-row>
        <table:table-row table:style-name="ro1">
          <table:table-cell office:value-type="float" office:value="21.9829250159685" calcext:value-type="float">
            <text:p>21.9829250159685</text:p>
          </table:table-cell>
          <table:table-cell office:value-type="float" office:value="0.00212569528257334" calcext:value-type="float">
            <text:p>0.002125695282573</text:p>
          </table:table-cell>
        </table:table-row>
        <table:table-row table:style-name="ro1">
          <table:table-cell office:value-type="float" office:value="22.3520336752751" calcext:value-type="float">
            <text:p>22.3520336752751</text:p>
          </table:table-cell>
          <table:table-cell office:value-type="float" office:value="0.00224130240856379" calcext:value-type="float">
            <text:p>0.002241302408564</text:p>
          </table:table-cell>
        </table:table-row>
        <table:table-row table:style-name="ro1">
          <table:table-cell office:value-type="float" office:value="22.7211423345817" calcext:value-type="float">
            <text:p>22.7211423345817</text:p>
          </table:table-cell>
          <table:table-cell office:value-type="float" office:value="0.00235690953455424" calcext:value-type="float">
            <text:p>0.002356909534554</text:p>
          </table:table-cell>
        </table:table-row>
        <table:table-row table:style-name="ro1">
          <table:table-cell office:value-type="float" office:value="23.0902509938883" calcext:value-type="float">
            <text:p>23.0902509938883</text:p>
          </table:table-cell>
          <table:table-cell office:value-type="float" office:value="0.00247251666054469" calcext:value-type="float">
            <text:p>0.002472516660545</text:p>
          </table:table-cell>
        </table:table-row>
        <table:table-row table:style-name="ro1">
          <table:table-cell office:value-type="float" office:value="23.4593596531949" calcext:value-type="float">
            <text:p>23.4593596531949</text:p>
          </table:table-cell>
          <table:table-cell office:value-type="float" office:value="0.00260739164086688" calcext:value-type="float">
            <text:p>0.002607391640867</text:p>
          </table:table-cell>
        </table:table-row>
        <table:table-row table:style-name="ro1">
          <table:table-cell office:value-type="float" office:value="23.8284683125015" calcext:value-type="float">
            <text:p>23.8284683125015</text:p>
          </table:table-cell>
          <table:table-cell office:value-type="float" office:value="0.00270373091252559" calcext:value-type="float">
            <text:p>0.002703730912526</text:p>
          </table:table-cell>
        </table:table-row>
        <table:table-row table:style-name="ro1">
          <table:table-cell office:value-type="float" office:value="24.1975769718081" calcext:value-type="float">
            <text:p>24.1975769718081</text:p>
          </table:table-cell>
          <table:table-cell office:value-type="float" office:value="0.00285787374717952" calcext:value-type="float">
            <text:p>0.00285787374718</text:p>
          </table:table-cell>
        </table:table-row>
        <table:table-row table:style-name="ro1">
          <table:table-cell office:value-type="float" office:value="24.5666856311147" calcext:value-type="float">
            <text:p>24.5666856311147</text:p>
          </table:table-cell>
          <table:table-cell office:value-type="float" office:value="0.00293494516450649" calcext:value-type="float">
            <text:p>0.002934945164507</text:p>
          </table:table-cell>
        </table:table-row>
        <table:table-row table:style-name="ro1">
          <table:table-cell office:value-type="float" office:value="24.9357942904213" calcext:value-type="float">
            <text:p>24.9357942904213</text:p>
          </table:table-cell>
          <table:table-cell office:value-type="float" office:value="0.00308908799916042" calcext:value-type="float">
            <text:p>0.00308908799916</text:p>
          </table:table-cell>
        </table:table-row>
        <table:table-row table:style-name="ro1">
          <table:table-cell office:value-type="float" office:value="25.3049029497279" calcext:value-type="float">
            <text:p>25.3049029497279</text:p>
          </table:table-cell>
          <table:table-cell office:value-type="float" office:value="0.00316615941648739" calcext:value-type="float">
            <text:p>0.003166159416487</text:p>
          </table:table-cell>
        </table:table-row>
        <table:table-row table:style-name="ro1">
          <table:table-cell office:value-type="float" office:value="25.6740116090345" calcext:value-type="float">
            <text:p>25.6740116090345</text:p>
          </table:table-cell>
          <table:table-cell office:value-type="float" office:value="0.00332030225114132" calcext:value-type="float">
            <text:p>0.003320302251141</text:p>
          </table:table-cell>
        </table:table-row>
        <table:table-row table:style-name="ro1">
          <table:table-cell office:value-type="float" office:value="26.0431202683411" calcext:value-type="float">
            <text:p>26.0431202683411</text:p>
          </table:table-cell>
          <table:table-cell office:value-type="float" office:value="0.00339737366846829" calcext:value-type="float">
            <text:p>0.003397373668468</text:p>
          </table:table-cell>
        </table:table-row>
        <table:table-row table:style-name="ro1">
          <table:table-cell office:value-type="float" office:value="26.4122289276477" calcext:value-type="float">
            <text:p>26.4122289276477</text:p>
          </table:table-cell>
          <table:table-cell office:value-type="float" office:value="0.00357078435745397" calcext:value-type="float">
            <text:p>0.003570784357454</text:p>
          </table:table-cell>
        </table:table-row>
        <table:table-row table:style-name="ro1">
          <table:table-cell office:value-type="float" office:value="26.7813375869543" calcext:value-type="float">
            <text:p>26.7813375869543</text:p>
          </table:table-cell>
          <table:table-cell office:value-type="float" office:value="0.00362858792044919" calcext:value-type="float">
            <text:p>0.003628587920449</text:p>
          </table:table-cell>
        </table:table-row>
        <table:table-row table:style-name="ro1">
          <table:table-cell office:value-type="float" office:value="27.1504462462609" calcext:value-type="float">
            <text:p>27.1504462462609</text:p>
          </table:table-cell>
          <table:table-cell office:value-type="float" office:value="0.00380199860943486" calcext:value-type="float">
            <text:p>0.003801998609435</text:p>
          </table:table-cell>
        </table:table-row>
        <table:table-row table:style-name="ro1">
          <table:table-cell office:value-type="float" office:value="27.5195549055675" calcext:value-type="float">
            <text:p>27.5195549055675</text:p>
          </table:table-cell>
          <table:table-cell office:value-type="float" office:value="0.00385980217243009" calcext:value-type="float">
            <text:p>0.00385980217243</text:p>
          </table:table-cell>
        </table:table-row>
        <table:table-row table:style-name="ro1">
          <table:table-cell office:value-type="float" office:value="27.8886635648741" calcext:value-type="float">
            <text:p>27.8886635648741</text:p>
          </table:table-cell>
          <table:table-cell office:value-type="float" office:value="0.00405248071574751" calcext:value-type="float">
            <text:p>0.004052480715748</text:p>
          </table:table-cell>
        </table:table-row>
        <table:table-row table:style-name="ro1">
          <table:table-cell office:value-type="float" office:value="28.2577722241807" calcext:value-type="float">
            <text:p>28.2577722241807</text:p>
          </table:table-cell>
          <table:table-cell office:value-type="float" office:value="0.00409101642441099" calcext:value-type="float">
            <text:p>0.004091016424411</text:p>
          </table:table-cell>
        </table:table-row>
        <table:table-row table:style-name="ro1">
          <table:table-cell office:value-type="float" office:value="28.6268808834873" calcext:value-type="float">
            <text:p>28.6268808834873</text:p>
          </table:table-cell>
          <table:table-cell office:value-type="float" office:value="0.0042836949677284" calcext:value-type="float">
            <text:p>0.004283694967728</text:p>
          </table:table-cell>
        </table:table-row>
        <table:table-row table:style-name="ro1">
          <table:table-cell office:value-type="float" office:value="28.9959895427939" calcext:value-type="float">
            <text:p>28.9959895427939</text:p>
          </table:table-cell>
          <table:table-cell office:value-type="float" office:value="0.00401394500708402" calcext:value-type="float">
            <text:p>0.004013945007084</text:p>
          </table:table-cell>
        </table:table-row>
        <table:table-row table:style-name="ro1">
          <table:table-cell office:value-type="float" office:value="29.3035800922161" calcext:value-type="float">
            <text:p>29.3035800922161</text:p>
          </table:table-cell>
          <table:table-cell office:value-type="float" office:value="0.00241471309754947" calcext:value-type="float">
            <text:p>0.002414713097549</text:p>
          </table:table-cell>
        </table:table-row>
        <table:table-row table:style-name="ro1">
          <table:table-cell office:value-type="float" office:value="29.5188934768116" calcext:value-type="float">
            <text:p>29.5188934768116</text:p>
          </table:table-cell>
          <table:table-cell office:value-type="float" office:value="0.00104669543999582" calcext:value-type="float">
            <text:p>0.001046695439996</text:p>
          </table:table-cell>
        </table:table-row>
        <table:table-row table:style-name="ro1">
          <table:table-cell office:value-type="float" office:value="29.7342068614071" calcext:value-type="float">
            <text:p>29.7342068614071</text:p>
          </table:table-cell>
          <table:table-cell office:value-type="float" office:value="-0.000359857926221327" calcext:value-type="float">
            <text:p>-0.000359857926221</text:p>
          </table:table-cell>
        </table:table-row>
        <table:table-row table:style-name="ro1">
          <table:table-cell office:value-type="float" office:value="29.9495202460026" calcext:value-type="float">
            <text:p>29.9495202460026</text:p>
          </table:table-cell>
          <table:table-cell office:value-type="float" office:value="-0.00172787558377498" calcext:value-type="float">
            <text:p>-0.001727875583775</text:p>
          </table:table-cell>
        </table:table-row>
        <table:table-row table:style-name="ro1">
          <table:table-cell office:value-type="float" office:value="30.1648336305981" calcext:value-type="float">
            <text:p>30.1648336305981</text:p>
          </table:table-cell>
          <table:table-cell office:value-type="float" office:value="-0.00313442894999212" calcext:value-type="float">
            <text:p>-0.003134428949992</text:p>
          </table:table-cell>
        </table:table-row>
        <table:table-row table:style-name="ro1">
          <table:table-cell office:value-type="float" office:value="30.3801470151937" calcext:value-type="float">
            <text:p>30.3801470151937</text:p>
          </table:table-cell>
          <table:table-cell office:value-type="float" office:value="-0.00450244660754577" calcext:value-type="float">
            <text:p>-0.004502446607546</text:p>
          </table:table-cell>
        </table:table-row>
        <table:table-row table:style-name="ro1">
          <table:table-cell office:value-type="float" office:value="30.5954603997892" calcext:value-type="float">
            <text:p>30.5954603997892</text:p>
          </table:table-cell>
          <table:table-cell office:value-type="float" office:value="-0.00590899997376291" calcext:value-type="float">
            <text:p>-0.005908999973763</text:p>
          </table:table-cell>
        </table:table-row>
        <table:table-row table:style-name="ro1">
          <table:table-cell office:value-type="float" office:value="30.8107737843847" calcext:value-type="float">
            <text:p>30.8107737843847</text:p>
          </table:table-cell>
          <table:table-cell office:value-type="float" office:value="-0.00727701763131657" calcext:value-type="float">
            <text:p>-0.007277017631317</text:p>
          </table:table-cell>
        </table:table-row>
        <table:table-row table:style-name="ro1">
          <table:table-cell office:value-type="float" office:value="31.0260871689802" calcext:value-type="float">
            <text:p>31.0260871689802</text:p>
          </table:table-cell>
          <table:table-cell office:value-type="float" office:value="-0.0086835709975337" calcext:value-type="float">
            <text:p>-0.008683570997534</text:p>
          </table:table-cell>
        </table:table-row>
        <table:table-row table:style-name="ro1">
          <table:table-cell office:value-type="float" office:value="31.2414005535757" calcext:value-type="float">
            <text:p>31.2414005535757</text:p>
          </table:table-cell>
          <table:table-cell office:value-type="float" office:value="-0.0100515886550874" calcext:value-type="float">
            <text:p>-0.010051588655087</text:p>
          </table:table-cell>
        </table:table-row>
        <table:table-row table:style-name="ro1">
          <table:table-cell office:value-type="float" office:value="31.4567139381712" calcext:value-type="float">
            <text:p>31.4567139381712</text:p>
          </table:table-cell>
          <table:table-cell office:value-type="float" office:value="-0.0114581420213045" calcext:value-type="float">
            <text:p>-0.011458142021305</text:p>
          </table:table-cell>
        </table:table-row>
        <table:table-row table:style-name="ro1">
          <table:table-cell office:value-type="float" office:value="31.6720273227668" calcext:value-type="float">
            <text:p>31.6720273227668</text:p>
          </table:table-cell>
          <table:table-cell office:value-type="float" office:value="-0.0127876239701947" calcext:value-type="float">
            <text:p>-0.012787623970195</text:p>
          </table:table-cell>
        </table:table-row>
        <table:table-row table:style-name="ro1">
          <table:table-cell office:value-type="float" office:value="31.8873407073623" calcext:value-type="float">
            <text:p>31.8873407073623</text:p>
          </table:table-cell>
          <table:table-cell office:value-type="float" office:value="-0.0142327130450753" calcext:value-type="float">
            <text:p>-0.014232713045075</text:p>
          </table:table-cell>
        </table:table-row>
        <table:table-row table:style-name="ro1">
          <table:table-cell office:value-type="float" office:value="32.1026540919578" calcext:value-type="float">
            <text:p>32.1026540919578</text:p>
          </table:table-cell>
          <table:table-cell office:value-type="float" office:value="-0.0155621949939655" calcext:value-type="float">
            <text:p>-0.015562194993966</text:p>
          </table:table-cell>
        </table:table-row>
        <table:table-row table:style-name="ro1">
          <table:table-cell office:value-type="float" office:value="32.3179674765533" calcext:value-type="float">
            <text:p>32.3179674765533</text:p>
          </table:table-cell>
          <table:table-cell office:value-type="float" office:value="-0.0170072840688461" calcext:value-type="float">
            <text:p>-0.017007284068846</text:p>
          </table:table-cell>
        </table:table-row>
        <table:table-row table:style-name="ro1">
          <table:table-cell office:value-type="float" office:value="32.5332808611488" calcext:value-type="float">
            <text:p>32.5332808611488</text:p>
          </table:table-cell>
          <table:table-cell office:value-type="float" office:value="-0.0183367660177363" calcext:value-type="float">
            <text:p>-0.018336766017736</text:p>
          </table:table-cell>
        </table:table-row>
        <table:table-row table:style-name="ro1">
          <table:table-cell office:value-type="float" office:value="32.7485942457443" calcext:value-type="float">
            <text:p>32.7485942457443</text:p>
          </table:table-cell>
          <table:table-cell office:value-type="float" office:value="-0.0197818550926169" calcext:value-type="float">
            <text:p>-0.019781855092617</text:p>
          </table:table-cell>
        </table:table-row>
        <table:table-row table:style-name="ro1">
          <table:table-cell office:value-type="float" office:value="32.9639076303399" calcext:value-type="float">
            <text:p>32.9639076303399</text:p>
          </table:table-cell>
          <table:table-cell office:value-type="float" office:value="-0.021111337041507" calcext:value-type="float">
            <text:p>-0.021111337041507</text:p>
          </table:table-cell>
        </table:table-row>
        <table:table-row table:style-name="ro1">
          <table:table-cell office:value-type="float" office:value="33.1792210149354" calcext:value-type="float">
            <text:p>33.1792210149354</text:p>
          </table:table-cell>
          <table:table-cell office:value-type="float" office:value="-0.0225564261163877" calcext:value-type="float">
            <text:p>-0.022556426116388</text:p>
          </table:table-cell>
        </table:table-row>
        <table:table-row table:style-name="ro1">
          <table:table-cell office:value-type="float" office:value="33.3945343995309" calcext:value-type="float">
            <text:p>33.3945343995309</text:p>
          </table:table-cell>
          <table:table-cell office:value-type="float" office:value="-0.0238859080652778" calcext:value-type="float">
            <text:p>-0.023885908065278</text:p>
          </table:table-cell>
        </table:table-row>
        <table:table-row table:style-name="ro1">
          <table:table-cell office:value-type="float" office:value="33.6098477841264" calcext:value-type="float">
            <text:p>33.6098477841264</text:p>
          </table:table-cell>
          <table:table-cell office:value-type="float" office:value="-0.0253309971401585" calcext:value-type="float">
            <text:p>-0.025330997140159</text:p>
          </table:table-cell>
        </table:table-row>
        <table:table-row table:style-name="ro1">
          <table:table-cell office:value-type="float" office:value="33.8251611687219" calcext:value-type="float">
            <text:p>33.8251611687219</text:p>
          </table:table-cell>
          <table:table-cell office:value-type="float" office:value="-0.0266604790890486" calcext:value-type="float">
            <text:p>-0.026660479089049</text:p>
          </table:table-cell>
        </table:table-row>
        <table:table-row table:style-name="ro1">
          <table:table-cell office:value-type="float" office:value="34.0404745533174" calcext:value-type="float">
            <text:p>34.0404745533174</text:p>
          </table:table-cell>
          <table:table-cell office:value-type="float" office:value="-0.0281055681639293" calcext:value-type="float">
            <text:p>-0.028105568163929</text:p>
          </table:table-cell>
        </table:table-row>
        <table:table-row table:style-name="ro1">
          <table:table-cell office:value-type="float" office:value="34.2557879379129" calcext:value-type="float">
            <text:p>34.2557879379129</text:p>
          </table:table-cell>
          <table:table-cell office:value-type="float" office:value="-0.0294350501128194" calcext:value-type="float">
            <text:p>-0.02943505011282</text:p>
          </table:table-cell>
        </table:table-row>
        <table:table-row table:style-name="ro1">
          <table:table-cell office:value-type="float" office:value="34.4711013225085" calcext:value-type="float">
            <text:p>34.4711013225085</text:p>
          </table:table-cell>
          <table:table-cell office:value-type="float" office:value="-0.0308801391877" calcext:value-type="float">
            <text:p>-0.0308801391877</text:p>
          </table:table-cell>
        </table:table-row>
        <table:table-row table:style-name="ro1">
          <table:table-cell office:value-type="float" office:value="34.686414707104" calcext:value-type="float">
            <text:p>34.686414707104</text:p>
          </table:table-cell>
          <table:table-cell office:value-type="float" office:value="-0.0322096211365902" calcext:value-type="float">
            <text:p>-0.03220962113659</text:p>
          </table:table-cell>
        </table:table-row>
        <table:table-row table:style-name="ro1">
          <table:table-cell office:value-type="float" office:value="34.9017280916995" calcext:value-type="float">
            <text:p>34.9017280916995</text:p>
          </table:table-cell>
          <table:table-cell office:value-type="float" office:value="-0.0336547102114708" calcext:value-type="float">
            <text:p>-0.033654710211471</text:p>
          </table:table-cell>
        </table:table-row>
        <table:table-row table:style-name="ro1">
          <table:table-cell office:value-type="float" office:value="35.117041476295" calcext:value-type="float">
            <text:p>35.117041476295</text:p>
          </table:table-cell>
          <table:table-cell office:value-type="float" office:value="-0.034984192160361" calcext:value-type="float">
            <text:p>-0.034984192160361</text:p>
          </table:table-cell>
        </table:table-row>
        <table:table-row table:style-name="ro1">
          <table:table-cell office:value-type="float" office:value="35.3015958059483" calcext:value-type="float">
            <text:p>35.3015958059483</text:p>
          </table:table-cell>
          <table:table-cell office:value-type="float" office:value="-0.036178799128929" calcext:value-type="float">
            <text:p>-0.036178799128929</text:p>
          </table:table-cell>
        </table:table-row>
        <table:table-row table:style-name="ro1">
          <table:table-cell office:value-type="float" office:value="35.5169091905438" calcext:value-type="float">
            <text:p>35.5169091905438</text:p>
          </table:table-cell>
          <table:table-cell office:value-type="float" office:value="-0.0375853524951461" calcext:value-type="float">
            <text:p>-0.037585352495146</text:p>
          </table:table-cell>
        </table:table-row>
        <table:table-row table:style-name="ro1">
          <table:table-cell office:value-type="float" office:value="35.7322225751393" calcext:value-type="float">
            <text:p>35.7322225751393</text:p>
          </table:table-cell>
          <table:table-cell office:value-type="float" office:value="-0.0389533701526998" calcext:value-type="float">
            <text:p>-0.0389533701527</text:p>
          </table:table-cell>
        </table:table-row>
        <table:table-row table:style-name="ro1">
          <table:table-cell office:value-type="float" office:value="35.9475359597349" calcext:value-type="float">
            <text:p>35.9475359597349</text:p>
          </table:table-cell>
          <table:table-cell office:value-type="float" office:value="-0.0403599235189169" calcext:value-type="float">
            <text:p>-0.040359923518917</text:p>
          </table:table-cell>
        </table:table-row>
        <table:table-row table:style-name="ro1">
          <table:table-cell office:value-type="float" office:value="36.1628493443304" calcext:value-type="float">
            <text:p>36.1628493443304</text:p>
          </table:table-cell>
          <table:table-cell office:value-type="float" office:value="-0.0416894054678071" calcext:value-type="float">
            <text:p>-0.041689405467807</text:p>
          </table:table-cell>
        </table:table-row>
        <table:table-row table:style-name="ro1">
          <table:table-cell office:value-type="float" office:value="36.3781627289259" calcext:value-type="float">
            <text:p>36.3781627289259</text:p>
          </table:table-cell>
          <table:table-cell office:value-type="float" office:value="-0.0431344945426877" calcext:value-type="float">
            <text:p>-0.043134494542688</text:p>
          </table:table-cell>
        </table:table-row>
        <table:table-row table:style-name="ro1">
          <table:table-cell office:value-type="float" office:value="36.5934761135214" calcext:value-type="float">
            <text:p>36.5934761135214</text:p>
          </table:table-cell>
          <table:table-cell office:value-type="float" office:value="-0.0444639764915779" calcext:value-type="float">
            <text:p>-0.044463976491578</text:p>
          </table:table-cell>
        </table:table-row>
        <table:table-row table:style-name="ro1">
          <table:table-cell office:value-type="float" office:value="36.8087894981169" calcext:value-type="float">
            <text:p>36.8087894981169</text:p>
          </table:table-cell>
          <table:table-cell office:value-type="float" office:value="-0.0459090655664585" calcext:value-type="float">
            <text:p>-0.045909065566459</text:p>
          </table:table-cell>
        </table:table-row>
        <table:table-row table:style-name="ro1">
          <table:table-cell office:value-type="float" office:value="37.0241028827124" calcext:value-type="float">
            <text:p>37.0241028827124</text:p>
          </table:table-cell>
          <table:table-cell office:value-type="float" office:value="-0.0472385475153487" calcext:value-type="float">
            <text:p>-0.047238547515349</text:p>
          </table:table-cell>
        </table:table-row>
        <table:table-row table:style-name="ro1">
          <table:table-cell office:value-type="float" office:value="37.239416267308" calcext:value-type="float">
            <text:p>37.239416267308</text:p>
          </table:table-cell>
          <table:table-cell office:value-type="float" office:value="-0.0486836365902293" calcext:value-type="float">
            <text:p>-0.048683636590229</text:p>
          </table:table-cell>
        </table:table-row>
        <table:table-row table:style-name="ro1">
          <table:table-cell office:value-type="float" office:value="37.4547296519035" calcext:value-type="float">
            <text:p>37.4547296519035</text:p>
          </table:table-cell>
          <table:table-cell office:value-type="float" office:value="-0.0500131185391195" calcext:value-type="float">
            <text:p>-0.05001311853912</text:p>
          </table:table-cell>
        </table:table-row>
        <table:table-row table:style-name="ro1">
          <table:table-cell office:value-type="float" office:value="37.670043036499" calcext:value-type="float">
            <text:p>37.670043036499</text:p>
          </table:table-cell>
          <table:table-cell office:value-type="float" office:value="-0.0514582076140001" calcext:value-type="float">
            <text:p>-0.051458207614</text:p>
          </table:table-cell>
        </table:table-row>
        <table:table-row table:style-name="ro1">
          <table:table-cell office:value-type="float" office:value="37.8853564210945" calcext:value-type="float">
            <text:p>37.8853564210945</text:p>
          </table:table-cell>
          <table:table-cell office:value-type="float" office:value="-0.0527876895628903" calcext:value-type="float">
            <text:p>-0.05278768956289</text:p>
          </table:table-cell>
        </table:table-row>
        <table:table-row table:style-name="ro1">
          <table:table-cell office:value-type="float" office:value="38.10066980569" calcext:value-type="float">
            <text:p>38.10066980569</text:p>
          </table:table-cell>
          <table:table-cell office:value-type="float" office:value="-0.0542327786377709" calcext:value-type="float">
            <text:p>-0.054232778637771</text:p>
          </table:table-cell>
        </table:table-row>
        <table:table-row table:style-name="ro1">
          <table:table-cell office:value-type="float" office:value="38.3159831902855" calcext:value-type="float">
            <text:p>38.3159831902855</text:p>
          </table:table-cell>
          <table:table-cell office:value-type="float" office:value="-0.0555622605866611" calcext:value-type="float">
            <text:p>-0.055562260586661</text:p>
          </table:table-cell>
        </table:table-row>
        <table:table-row table:style-name="ro1">
          <table:table-cell office:value-type="float" office:value="38.5312965748811" calcext:value-type="float">
            <text:p>38.5312965748811</text:p>
          </table:table-cell>
          <table:table-cell office:value-type="float" office:value="-0.0570073496615417" calcext:value-type="float">
            <text:p>-0.057007349661542</text:p>
          </table:table-cell>
        </table:table-row>
        <table:table-row table:style-name="ro1">
          <table:table-cell office:value-type="float" office:value="38.7466099594766" calcext:value-type="float">
            <text:p>38.7466099594766</text:p>
          </table:table-cell>
          <table:table-cell office:value-type="float" office:value="-0.0583368316104319" calcext:value-type="float">
            <text:p>-0.058336831610432</text:p>
          </table:table-cell>
        </table:table-row>
        <table:table-row table:style-name="ro1">
          <table:table-cell office:value-type="float" office:value="39.0234414539565" calcext:value-type="float">
            <text:p>39.0234414539565</text:p>
          </table:table-cell>
          <table:table-cell office:value-type="float" office:value="-0.0597048492679855" calcext:value-type="float">
            <text:p>-0.059704849267986</text:p>
          </table:table-cell>
        </table:table-row>
        <table:table-row table:style-name="ro1">
          <table:table-cell office:value-type="float" office:value="39.3925501132631" calcext:value-type="float">
            <text:p>39.392550113263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39.7616587725697" calcext:value-type="float">
            <text:p>39.761658772569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1307674318763" calcext:value-type="float">
            <text:p>40.1307674318763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4998760911829" calcext:value-type="float">
            <text:p>40.4998760911829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8689847504895" calcext:value-type="float">
            <text:p>40.8689847504895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2380934097961" calcext:value-type="float">
            <text:p>41.238093409796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6072020691027" calcext:value-type="float">
            <text:p>41.607202069102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8840335635827" calcext:value-type="float">
            <text:p>41.8840335635827</text:p>
          </table:table-cell>
          <table:table-cell office:value-type="float" office:value="-0.0599553313742982" calcext:value-type="float">
            <text:p>-0.059955331374298</text:p>
          </table:table-cell>
        </table:table-row>
      </table:table>
      <table:table table:name="Cott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29591836734694" calcext:value-type="float">
            <text:p>0.229591836734694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0.598739495798319" calcext:value-type="float">
            <text:p>0.598739495798319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0.967887154861945" calcext:value-type="float">
            <text:p>0.96788715486194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.33703481392557" calcext:value-type="float">
            <text:p>1.3370348139255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.7061824729892" calcext:value-type="float">
            <text:p>1.706182472989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.76770708283313" calcext:value-type="float">
            <text:p>1.76770708283313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2.07533013205282" calcext:value-type="float">
            <text:p>2.0753301320528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2.13685474189676" calcext:value-type="float">
            <text:p>2.13685474189676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2.44447779111645" calcext:value-type="float">
            <text:p>2.4444777911164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2.50600240096038" calcext:value-type="float">
            <text:p>2.50600240096038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2.81362545018007" calcext:value-type="float">
            <text:p>2.8136254501800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2.87515006002401" calcext:value-type="float">
            <text:p>2.87515006002401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3.1827731092437" calcext:value-type="float">
            <text:p>3.182773109243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3.24429771908764" calcext:value-type="float">
            <text:p>3.24429771908764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3.55192076830732" calcext:value-type="float">
            <text:p>3.5519207683073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3.61344537815126" calcext:value-type="float">
            <text:p>3.61344537815126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3.92106842737095" calcext:value-type="float">
            <text:p>3.9210684273709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3.98259303721488" calcext:value-type="float">
            <text:p>3.98259303721488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4.29021608643457" calcext:value-type="float">
            <text:p>4.2902160864345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4.35174069627851" calcext:value-type="float">
            <text:p>4.35174069627851</text:p>
          </table:table-cell>
          <table:table-cell office:value-type="float" office:value="-0.0674283166803476" calcext:value-type="float">
            <text:p>-0.067428316680348</text:p>
          </table:table-cell>
        </table:table-row>
        <table:table-row table:style-name="ro1">
          <table:table-cell office:value-type="float" office:value="4.6593637454982" calcext:value-type="float">
            <text:p>4.659363745498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5.02851140456182" calcext:value-type="float">
            <text:p>5.0285114045618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5.39765906362545" calcext:value-type="float">
            <text:p>5.3976590636254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5.76680672268908" calcext:value-type="float">
            <text:p>5.7668067226890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6.1359543817527" calcext:value-type="float">
            <text:p>6.135954381752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6.50510204081633" calcext:value-type="float">
            <text:p>6.50510204081633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6.87424969987995" calcext:value-type="float">
            <text:p>6.8742496998799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7.24339735894358" calcext:value-type="float">
            <text:p>7.2433973589435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7.6125450180072" calcext:value-type="float">
            <text:p>7.612545018007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7.98169267707083" calcext:value-type="float">
            <text:p>7.98169267707083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8.35084033613445" calcext:value-type="float">
            <text:p>8.3508403361344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8.71998799519808" calcext:value-type="float">
            <text:p>8.7199879951980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9.08913565426171" calcext:value-type="float">
            <text:p>9.08913565426171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9.45828331332533" calcext:value-type="float">
            <text:p>9.45828331332533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9.82743097238896" calcext:value-type="float">
            <text:p>9.82743097238896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0.1965786314526" calcext:value-type="float">
            <text:p>10.1965786314526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0.5657262905162" calcext:value-type="float">
            <text:p>10.565726290516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0.9348739495798" calcext:value-type="float">
            <text:p>10.934873949579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1.3040216086435" calcext:value-type="float">
            <text:p>11.304021608643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1.6731692677071" calcext:value-type="float">
            <text:p>11.6731692677071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2.0423169267707" calcext:value-type="float">
            <text:p>12.0423169267707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2.4114645858343" calcext:value-type="float">
            <text:p>12.4114645858343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2.780612244898" calcext:value-type="float">
            <text:p>12.78061224489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3.1497599039616" calcext:value-type="float">
            <text:p>13.1497599039616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3.5189075630252" calcext:value-type="float">
            <text:p>13.5189075630252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3.8880552220888" calcext:value-type="float">
            <text:p>13.8880552220888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4.2572028811525" calcext:value-type="float">
            <text:p>14.2572028811525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4.6263505402161" calcext:value-type="float">
            <text:p>14.6263505402161</text:p>
          </table:table-cell>
          <table:table-cell office:value-type="float" office:value="-0.00336762999235755" calcext:value-type="float">
            <text:p>-0.003367629992358</text:p>
          </table:table-cell>
        </table:table-row>
        <table:table-row table:style-name="ro1">
          <table:table-cell office:value-type="float" office:value="14.9954981992797" calcext:value-type="float">
            <text:p>14.9954981992797</text:p>
          </table:table-cell>
          <table:table-cell office:value-type="float" office:value="-0.00332894600281167" calcext:value-type="float">
            <text:p>-0.003328946002812</text:p>
          </table:table-cell>
        </table:table-row>
        <table:table-row table:style-name="ro1">
          <table:table-cell office:value-type="float" office:value="15.3646458583433" calcext:value-type="float">
            <text:p>15.3646458583433</text:p>
          </table:table-cell>
          <table:table-cell office:value-type="float" office:value="-0.00301947408644456" calcext:value-type="float">
            <text:p>-0.003019474086445</text:p>
          </table:table-cell>
        </table:table-row>
        <table:table-row table:style-name="ro1">
          <table:table-cell office:value-type="float" office:value="15.733793517407" calcext:value-type="float">
            <text:p>15.733793517407</text:p>
          </table:table-cell>
          <table:table-cell office:value-type="float" office:value="-0.00267131818053157" calcext:value-type="float">
            <text:p>-0.002671318180532</text:p>
          </table:table-cell>
        </table:table-row>
        <table:table-row table:style-name="ro1">
          <table:table-cell office:value-type="float" office:value="16.1029411764706" calcext:value-type="float">
            <text:p>16.1029411764706</text:p>
          </table:table-cell>
          <table:table-cell office:value-type="float" office:value="-0.00232316227461858" calcext:value-type="float">
            <text:p>-0.002323162274619</text:p>
          </table:table-cell>
        </table:table-row>
        <table:table-row table:style-name="ro1">
          <table:table-cell office:value-type="float" office:value="16.4720888355342" calcext:value-type="float">
            <text:p>16.4720888355342</text:p>
          </table:table-cell>
          <table:table-cell office:value-type="float" office:value="-0.00203303235302443" calcext:value-type="float">
            <text:p>-0.002033032353024</text:p>
          </table:table-cell>
        </table:table-row>
        <table:table-row table:style-name="ro1">
          <table:table-cell office:value-type="float" office:value="16.8412364945978" calcext:value-type="float">
            <text:p>16.8412364945978</text:p>
          </table:table-cell>
          <table:table-cell office:value-type="float" office:value="-0.00166553445233849" calcext:value-type="float">
            <text:p>-0.001665534452338</text:p>
          </table:table-cell>
        </table:table-row>
        <table:table-row table:style-name="ro1">
          <table:table-cell office:value-type="float" office:value="17.2103841536615" calcext:value-type="float">
            <text:p>17.2103841536615</text:p>
          </table:table-cell>
          <table:table-cell office:value-type="float" office:value="-0.0013560625359714" calcext:value-type="float">
            <text:p>-0.001356062535971</text:p>
          </table:table-cell>
        </table:table-row>
        <table:table-row table:style-name="ro1">
          <table:table-cell office:value-type="float" office:value="17.5795318127251" calcext:value-type="float">
            <text:p>17.5795318127251</text:p>
          </table:table-cell>
          <table:table-cell office:value-type="float" office:value="-0.00096922264051251" calcext:value-type="float">
            <text:p>-0.000969222640513</text:p>
          </table:table-cell>
        </table:table-row>
        <table:table-row table:style-name="ro1">
          <table:table-cell office:value-type="float" office:value="17.9486794717887" calcext:value-type="float">
            <text:p>17.9486794717887</text:p>
          </table:table-cell>
          <table:table-cell office:value-type="float" office:value="-0.000659750724145418" calcext:value-type="float">
            <text:p>-0.000659750724145</text:p>
          </table:table-cell>
        </table:table-row>
        <table:table-row table:style-name="ro1">
          <table:table-cell office:value-type="float" office:value="18.3178271308523" calcext:value-type="float">
            <text:p>18.3178271308523</text:p>
          </table:table-cell>
          <table:table-cell office:value-type="float" office:value="-0.000350278807778312" calcext:value-type="float">
            <text:p>-0.000350278807778</text:p>
          </table:table-cell>
        </table:table-row>
        <table:table-row table:style-name="ro1">
          <table:table-cell office:value-type="float" office:value="18.686974789916" calcext:value-type="float">
            <text:p>18.686974789916</text:p>
          </table:table-cell>
          <table:table-cell office:value-type="float" office:value="-0.00000212290186532571" calcext:value-type="float">
            <text:p>-2.12290186532571E-06</text:p>
          </table:table-cell>
        </table:table-row>
        <table:table-row table:style-name="ro1">
          <table:table-cell office:value-type="float" office:value="19.0561224489796" calcext:value-type="float">
            <text:p>19.0561224489796</text:p>
          </table:table-cell>
          <table:table-cell office:value-type="float" office:value="0.000346033004047667" calcext:value-type="float">
            <text:p>0.000346033004048</text:p>
          </table:table-cell>
        </table:table-row>
        <table:table-row table:style-name="ro1">
          <table:table-cell office:value-type="float" office:value="19.4252701080432" calcext:value-type="float">
            <text:p>19.4252701080432</text:p>
          </table:table-cell>
          <table:table-cell office:value-type="float" office:value="0.000694188909960657" calcext:value-type="float">
            <text:p>0.000694188909961</text:p>
          </table:table-cell>
        </table:table-row>
        <table:table-row table:style-name="ro1">
          <table:table-cell office:value-type="float" office:value="19.7944177671068" calcext:value-type="float">
            <text:p>19.7944177671068</text:p>
          </table:table-cell>
          <table:table-cell office:value-type="float" office:value="0.00100366082632776" calcext:value-type="float">
            <text:p>0.001003660826328</text:p>
          </table:table-cell>
        </table:table-row>
        <table:table-row table:style-name="ro1">
          <table:table-cell office:value-type="float" office:value="20.1635654261705" calcext:value-type="float">
            <text:p>20.1635654261705</text:p>
          </table:table-cell>
          <table:table-cell office:value-type="float" office:value="0.00137115872701369" calcext:value-type="float">
            <text:p>0.001371158727014</text:p>
          </table:table-cell>
        </table:table-row>
        <table:table-row table:style-name="ro1">
          <table:table-cell office:value-type="float" office:value="20.5327130852341" calcext:value-type="float">
            <text:p>20.5327130852341</text:p>
          </table:table-cell>
          <table:table-cell office:value-type="float" office:value="0.00166128864860784" calcext:value-type="float">
            <text:p>0.001661288648608</text:p>
          </table:table-cell>
        </table:table-row>
        <table:table-row table:style-name="ro1">
          <table:table-cell office:value-type="float" office:value="20.9018607442977" calcext:value-type="float">
            <text:p>20.9018607442977</text:p>
          </table:table-cell>
          <table:table-cell office:value-type="float" office:value="0.00202878654929378" calcext:value-type="float">
            <text:p>0.002028786549294</text:p>
          </table:table-cell>
        </table:table-row>
        <table:table-row table:style-name="ro1">
          <table:table-cell office:value-type="float" office:value="21.2710084033613" calcext:value-type="float">
            <text:p>21.2710084033613</text:p>
          </table:table-cell>
          <table:table-cell office:value-type="float" office:value="0.00233825846566088" calcext:value-type="float">
            <text:p>0.002338258465661</text:p>
          </table:table-cell>
        </table:table-row>
        <table:table-row table:style-name="ro1">
          <table:table-cell office:value-type="float" office:value="21.640156062425" calcext:value-type="float">
            <text:p>21.640156062425</text:p>
          </table:table-cell>
          <table:table-cell office:value-type="float" office:value="0.00270575636634682" calcext:value-type="float">
            <text:p>0.002705756366347</text:p>
          </table:table-cell>
        </table:table-row>
        <table:table-row table:style-name="ro1">
          <table:table-cell office:value-type="float" office:value="22.0093037214886" calcext:value-type="float">
            <text:p>22.0093037214886</text:p>
          </table:table-cell>
          <table:table-cell office:value-type="float" office:value="0.00303457027748686" calcext:value-type="float">
            <text:p>0.003034570277487</text:p>
          </table:table-cell>
        </table:table-row>
        <table:table-row table:style-name="ro1">
          <table:table-cell office:value-type="float" office:value="22.3784513805522" calcext:value-type="float">
            <text:p>22.3784513805522</text:p>
          </table:table-cell>
          <table:table-cell office:value-type="float" office:value="0.00336338418862691" calcext:value-type="float">
            <text:p>0.003363384188627</text:p>
          </table:table-cell>
        </table:table-row>
        <table:table-row table:style-name="ro1">
          <table:table-cell office:value-type="float" office:value="22.7475990396158" calcext:value-type="float">
            <text:p>22.7475990396158</text:p>
          </table:table-cell>
          <table:table-cell office:value-type="float" office:value="0.00369219809976695" calcext:value-type="float">
            <text:p>0.003692198099767</text:p>
          </table:table-cell>
        </table:table-row>
        <table:table-row table:style-name="ro1">
          <table:table-cell office:value-type="float" office:value="23.1167466986795" calcext:value-type="float">
            <text:p>23.1167466986795</text:p>
          </table:table-cell>
          <table:table-cell office:value-type="float" office:value="0.004021012010907" calcext:value-type="float">
            <text:p>0.004021012010907</text:p>
          </table:table-cell>
        </table:table-row>
        <table:table-row table:style-name="ro1">
          <table:table-cell office:value-type="float" office:value="23.4858943577431" calcext:value-type="float">
            <text:p>23.4858943577431</text:p>
          </table:table-cell>
          <table:table-cell office:value-type="float" office:value="0.00438850991159293" calcext:value-type="float">
            <text:p>0.004388509911593</text:p>
          </table:table-cell>
        </table:table-row>
        <table:table-row table:style-name="ro1">
          <table:table-cell office:value-type="float" office:value="23.8550420168067" calcext:value-type="float">
            <text:p>23.8550420168067</text:p>
          </table:table-cell>
          <table:table-cell office:value-type="float" office:value="0.00469798182796003" calcext:value-type="float">
            <text:p>0.00469798182796</text:p>
          </table:table-cell>
        </table:table-row>
        <table:table-row table:style-name="ro1">
          <table:table-cell office:value-type="float" office:value="24.2241896758703" calcext:value-type="float">
            <text:p>24.2241896758703</text:p>
          </table:table-cell>
          <table:table-cell office:value-type="float" office:value="0.00506547972864596" calcext:value-type="float">
            <text:p>0.005065479728646</text:p>
          </table:table-cell>
        </table:table-row>
        <table:table-row table:style-name="ro1">
          <table:table-cell office:value-type="float" office:value="24.593337334934" calcext:value-type="float">
            <text:p>24.593337334934</text:p>
          </table:table-cell>
          <table:table-cell office:value-type="float" office:value="0.00537495164501307" calcext:value-type="float">
            <text:p>0.005374951645013</text:p>
          </table:table-cell>
        </table:table-row>
        <table:table-row table:style-name="ro1">
          <table:table-cell office:value-type="float" office:value="24.9624849939976" calcext:value-type="float">
            <text:p>24.9624849939976</text:p>
          </table:table-cell>
          <table:table-cell office:value-type="float" office:value="0.005742449545699" calcext:value-type="float">
            <text:p>0.005742449545699</text:p>
          </table:table-cell>
        </table:table-row>
        <table:table-row table:style-name="ro1">
          <table:table-cell office:value-type="float" office:value="25.3316326530612" calcext:value-type="float">
            <text:p>25.3316326530612</text:p>
          </table:table-cell>
          <table:table-cell office:value-type="float" office:value="0.00603257946729316" calcext:value-type="float">
            <text:p>0.006032579467293</text:p>
          </table:table-cell>
        </table:table-row>
        <table:table-row table:style-name="ro1">
          <table:table-cell office:value-type="float" office:value="25.7007803121248" calcext:value-type="float">
            <text:p>25.7007803121248</text:p>
          </table:table-cell>
          <table:table-cell office:value-type="float" office:value="0.00638073537320615" calcext:value-type="float">
            <text:p>0.006380735373206</text:p>
          </table:table-cell>
        </table:table-row>
        <table:table-row table:style-name="ro1">
          <table:table-cell office:value-type="float" office:value="26.0699279711885" calcext:value-type="float">
            <text:p>26.0699279711885</text:p>
          </table:table-cell>
          <table:table-cell office:value-type="float" office:value="0.00672889127911914" calcext:value-type="float">
            <text:p>0.006728891279119</text:p>
          </table:table-cell>
        </table:table-row>
        <table:table-row table:style-name="ro1">
          <table:table-cell office:value-type="float" office:value="26.4390756302521" calcext:value-type="float">
            <text:p>26.4390756302521</text:p>
          </table:table-cell>
          <table:table-cell office:value-type="float" office:value="0.00707704718503212" calcext:value-type="float">
            <text:p>0.007077047185032</text:p>
          </table:table-cell>
        </table:table-row>
        <table:table-row table:style-name="ro1">
          <table:table-cell office:value-type="float" office:value="26.8082232893157" calcext:value-type="float">
            <text:p>26.8082232893157</text:p>
          </table:table-cell>
          <table:table-cell office:value-type="float" office:value="0.00738651910139923" calcext:value-type="float">
            <text:p>0.007386519101399</text:p>
          </table:table-cell>
        </table:table-row>
        <table:table-row table:style-name="ro1">
          <table:table-cell office:value-type="float" office:value="27.1773709483793" calcext:value-type="float">
            <text:p>27.1773709483793</text:p>
          </table:table-cell>
          <table:table-cell office:value-type="float" office:value="0.00769599101776633" calcext:value-type="float">
            <text:p>0.007695991017766</text:p>
          </table:table-cell>
        </table:table-row>
        <table:table-row table:style-name="ro1">
          <table:table-cell office:value-type="float" office:value="27.546518607443" calcext:value-type="float">
            <text:p>27.546518607443</text:p>
          </table:table-cell>
          <table:table-cell office:value-type="float" office:value="0.00808283091322521" calcext:value-type="float">
            <text:p>0.008082830913225</text:p>
          </table:table-cell>
        </table:table-row>
        <table:table-row table:style-name="ro1">
          <table:table-cell office:value-type="float" office:value="27.9156662665066" calcext:value-type="float">
            <text:p>27.9156662665066</text:p>
          </table:table-cell>
          <table:table-cell office:value-type="float" office:value="0.00839230282959231" calcext:value-type="float">
            <text:p>0.008392302829592</text:p>
          </table:table-cell>
        </table:table-row>
        <table:table-row table:style-name="ro1">
          <table:table-cell office:value-type="float" office:value="28.2848139255702" calcext:value-type="float">
            <text:p>28.2848139255702</text:p>
          </table:table-cell>
          <table:table-cell office:value-type="float" office:value="0.00877914272505118" calcext:value-type="float">
            <text:p>0.008779142725051</text:p>
          </table:table-cell>
        </table:table-row>
        <table:table-row table:style-name="ro1">
          <table:table-cell office:value-type="float" office:value="28.6539615846339" calcext:value-type="float">
            <text:p>28.6539615846339</text:p>
          </table:table-cell>
          <table:table-cell office:value-type="float" office:value="0.0090499306518724" calcext:value-type="float">
            <text:p>0.009049930651872</text:p>
          </table:table-cell>
        </table:table-row>
        <table:table-row table:style-name="ro1">
          <table:table-cell office:value-type="float" office:value="29.0231092436975" calcext:value-type="float">
            <text:p>29.0231092436975</text:p>
          </table:table-cell>
          <table:table-cell office:value-type="float" office:value="0.00939808655778539" calcext:value-type="float">
            <text:p>0.009398086557785</text:p>
          </table:table-cell>
        </table:table-row>
        <table:table-row table:style-name="ro1">
          <table:table-cell office:value-type="float" office:value="29.3922569027611" calcext:value-type="float">
            <text:p>29.3922569027611</text:p>
          </table:table-cell>
          <table:table-cell office:value-type="float" office:value="0.00974624246369838" calcext:value-type="float">
            <text:p>0.009746242463698</text:p>
          </table:table-cell>
        </table:table-row>
        <table:table-row table:style-name="ro1">
          <table:table-cell office:value-type="float" office:value="29.7614045618247" calcext:value-type="float">
            <text:p>29.7614045618247</text:p>
          </table:table-cell>
          <table:table-cell office:value-type="float" office:value="0.0100943983696114" calcext:value-type="float">
            <text:p>0.010094398369611</text:p>
          </table:table-cell>
        </table:table-row>
        <table:table-row table:style-name="ro1">
          <table:table-cell office:value-type="float" office:value="30.1305522208884" calcext:value-type="float">
            <text:p>30.1305522208884</text:p>
          </table:table-cell>
          <table:table-cell office:value-type="float" office:value="0.0104232122807514" calcext:value-type="float">
            <text:p>0.010423212280752</text:p>
          </table:table-cell>
        </table:table-row>
        <table:table-row table:style-name="ro1">
          <table:table-cell office:value-type="float" office:value="30.499699879952" calcext:value-type="float">
            <text:p>30.499699879952</text:p>
          </table:table-cell>
          <table:table-cell office:value-type="float" office:value="0.0107133422023456" calcext:value-type="float">
            <text:p>0.010713342202346</text:p>
          </table:table-cell>
        </table:table-row>
        <table:table-row table:style-name="ro1">
          <table:table-cell office:value-type="float" office:value="30.8688475390156" calcext:value-type="float">
            <text:p>30.8688475390156</text:p>
          </table:table-cell>
          <table:table-cell office:value-type="float" office:value="0.0111001820978044" calcext:value-type="float">
            <text:p>0.011100182097805</text:p>
          </table:table-cell>
        </table:table-row>
        <table:table-row table:style-name="ro1">
          <table:table-cell office:value-type="float" office:value="31.2379951980792" calcext:value-type="float">
            <text:p>31.2379951980792</text:p>
          </table:table-cell>
          <table:table-cell office:value-type="float" office:value="0.0114096540141716" calcext:value-type="float">
            <text:p>0.011409654014172</text:p>
          </table:table-cell>
        </table:table-row>
        <table:table-row table:style-name="ro1">
          <table:table-cell office:value-type="float" office:value="31.6071428571429" calcext:value-type="float">
            <text:p>31.6071428571429</text:p>
          </table:table-cell>
          <table:table-cell office:value-type="float" office:value="0.0117771519148575" calcext:value-type="float">
            <text:p>0.011777151914858</text:p>
          </table:table-cell>
        </table:table-row>
        <table:table-row table:style-name="ro1">
          <table:table-cell office:value-type="float" office:value="31.9762905162065" calcext:value-type="float">
            <text:p>31.9762905162065</text:p>
          </table:table-cell>
          <table:table-cell office:value-type="float" office:value="0.0117771519148575" calcext:value-type="float">
            <text:p>0.011777151914858</text:p>
          </table:table-cell>
        </table:table-row>
        <table:table-row table:style-name="ro1"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</table:table-row>
        <table:table-row table:style-name="ro1"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</table:table-row>
        <table:table-row table:style-name="ro1"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</table:table-row>
        <table:table-row table:style-name="ro1"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</table:table-row>
        <table:table-row table:style-name="ro1"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</table:table-row>
        <table:table-row table:style-name="ro1"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</table:table-row>
        <table:table-row table:style-name="ro1"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</table:table-row>
        <table:table-row table:style-name="ro1"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</table:table-row>
        <table:table-row table:style-name="ro1"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</table:table-row>
        <table:table-row table:style-name="ro1"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</table:table-row>
        <table:table-row table:style-name="ro1"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</table:table-row>
        <table:table-row table:style-name="ro1"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</table:table-row>
        <table:table-row table:style-name="ro1"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</table:table-row>
        <table:table-row table:style-name="ro1"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</table:table-row>
        <table:table-row table:style-name="ro1"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</table:table-row>
        <table:table-row table:style-name="ro1"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</table:table-row>
        <table:table-row table:style-name="ro1"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</table:table-row>
        <table:table-row table:style-name="ro1"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</table:table-row>
        <table:table-row table:style-name="ro1"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</table:table-row>
        <table:table-row table:style-name="ro1"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</table:table-row>
        <table:table-row table:style-name="ro1"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</table:table-row>
        <table:table-row table:style-name="ro1"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</table:table-row>
        <table:table-row table:style-name="ro1"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</table:table-row>
        <table:table-row table:style-name="ro1"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</table:table-row>
        <table:table-row table:style-name="ro1"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</table:table-row>
        <table:table-row table:style-name="ro1"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</table:table-row>
        <table:table-row table:style-name="ro1"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</table:table-row>
        <table:table-row table:style-name="ro1">
          <table:table-cell office:value-type="float" office:value="38.374849939976" calcext:value-type="float">
            <text:p>38.374849939976</text:p>
          </table:table-cell>
          <table:table-cell office:value-type="float" office:value="-0.0310460245124402" calcext:value-type="float">
            <text:p>-0.03104602451244</text:p>
          </table:table-cell>
        </table:table-row>
        <table:table-row table:style-name="ro1">
          <table:table-cell office:value-type="float" office:value="38.5901860744298" calcext:value-type="float">
            <text:p>38.5901860744298</text:p>
          </table:table-cell>
          <table:table-cell office:value-type="float" office:value="-0.032496674120411" calcext:value-type="float">
            <text:p>-0.032496674120411</text:p>
          </table:table-cell>
        </table:table-row>
        <table:table-row table:style-name="ro1">
          <table:table-cell office:value-type="float" office:value="38.7993697478992" calcext:value-type="float">
            <text:p>38.7993697478992</text:p>
          </table:table-cell>
          <table:table-cell office:value-type="float" office:value="-0.0340517705001557" calcext:value-type="float">
            <text:p>-0.034051770500156</text:p>
          </table:table-cell>
        </table:table-row>
        <table:table-row table:style-name="ro1">
          <table:table-cell office:value-type="float" office:value="39.1131452581032" calcext:value-type="float">
            <text:p>39.1131452581032</text:p>
          </table:table-cell>
          <table:table-cell office:value-type="float" office:value="-0.0351658693990773" calcext:value-type="float">
            <text:p>-0.035165869399077</text:p>
          </table:table-cell>
        </table:table-row>
        <table:table-row table:style-name="ro1">
          <table:table-cell office:value-type="float" office:value="39.4822929171669" calcext:value-type="float">
            <text:p>39.4822929171669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39.8514405762305" calcext:value-type="float">
            <text:p>39.8514405762305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0.2205882352941" calcext:value-type="float">
            <text:p>40.2205882352941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0.5897358943578" calcext:value-type="float">
            <text:p>40.5897358943578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0.9588835534214" calcext:value-type="float">
            <text:p>40.9588835534214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1.328031212485" calcext:value-type="float">
            <text:p>41.328031212485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1.6971788715486" calcext:value-type="float">
            <text:p>41.6971788715486</text:p>
          </table:table-cell>
          <table:table-cell office:value-type="float" office:value="-0.0352819213677149" calcext:value-type="float">
            <text:p>-0.035281921367715</text:p>
          </table:table-cell>
        </table:table-row>
        <table:table-row table:style-name="ro1">
          <table:table-cell office:value-type="float" office:value="41.9432773109244" calcext:value-type="float">
            <text:p>41.9432773109244</text:p>
          </table:table-cell>
          <table:table-cell office:value-type="float" office:value="-0.0352819213677149" calcext:value-type="float">
            <text:p>-0.035281921367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1-28T22:03:38.848000000</meta:creation-date>
    <dc:date>2020-01-28T23:06:31.377000000</dc:date>
    <dc:creator>Gabriel Abrahao</dc:creator>
    <meta:editing-duration>PT52M39S</meta:editing-duration>
    <meta:editing-cycles>6</meta:editing-cycles>
    <meta:generator>LibreOffice/6.3.3.2$Windows_X86_64 LibreOffice_project/a64200df03143b798afd1ec74a12ab50359878ed</meta:generator>
    <meta:document-statistic meta:table-count="3" meta:cell-count="81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minimum="2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6cm" svg:height="12.343cm" xlink:href=".." xlink:type="simple" chart:class="chart:scatter" chart:style-name="ch1">
        <chart:legend chart:legend-position="end" svg:x="21.516cm" svg:y="5.869cm" style:legend-expansion="high" chart:style-name="ch2"/>
        <chart:plot-area chart:style-name="ch3" table:cell-range-address="Soybeans.A1:Soybeans.B102" chart:data-source-has-labels="row" svg:x="0.47cm" svg:y="0.246cm" svg:width="20.576cm" svg:height="11.851cm">
          <chartooo:coordinate-region svg:x="1.716cm" svg:y="0.448cm" svg:width="19.138cm" svg:height="11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ybeans.B2:Soybeans.B102" chart:label-cell-address="Soybeans.B1:Soybeans.B1" chart:class="chart:scatter">
            <chart:domain table:cell-range-address="Soybeans.A2:Soybeans.A102"/>
            <chart:data-point chart:repeated="66"/>
            <chart:data-point chart:style-name="ch8" chart:repeated="2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oybeans.D1:Soybeans.E36" chart:data-source-has-labels="row" svg:x="0.32cm" svg:y="0.18cm" svg:width="12.026cm" svg:height="8.64cm">
          <chartooo:coordinate-region svg:x="1.375cm" svg:y="0.382cm" svg:width="10.77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E2:Soybeans.E36" chart:label-cell-address="Soybeans.E1:Soybeans.E1" chart:class="chart:scatter">
            <chart:domain table:cell-range-address="Soybeans.D2:Soybeans.D36"/>
            <chart:regression-curve chart:style-name="ch7">
              <chart:equation chart:display-equation="true" chart:display-r-square="true" svg:x="1.177cm" svg:y="7.066cm"/>
            </chart:regression-curve>
            <chart:data-point chart:style-name="ch8"/>
            <chart:data-point chart:repeated="10"/>
            <chart:data-point chart:style-name="ch8"/>
            <chart:data-point chart:repeated="16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y</text:p>
                <draw:g>
                  <svg:desc>Soybeans.E1:Soybea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oybeans.D2:Soybeans.D36</svg:desc>
                </draw:g>
              </table:table-cell>
              <table:table-cell office:value-type="float" office:value="NaN">
                <text:p>NaN</text:p>
                <draw:g>
                  <svg:desc>Soybeans.E2:Soybean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9cm" svg:y="4.198cm" style:legend-expansion="high" chart:style-name="ch2"/>
        <chart:plot-area chart:style-name="ch3" table:cell-range-address="Maize.A1:Maize.B142" chart:data-source-has-labels="row" svg:x="0.32cm" svg:y="0.18cm" svg:width="13.949cm" svg:height="8.64cm">
          <chartooo:coordinate-region svg:x="1.375cm" svg:y="0.382cm" svg:width="12.702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ze.B2:Maize.B142" chart:label-cell-address="Maize.B1:Maize.B1" chart:class="chart:scatter">
            <chart:domain table:cell-range-address="Maize.A2:Maize.A142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Maize.B1:Mai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514116879173">
                <text:p>0.205514116879173</text:p>
                <draw:g>
                  <svg:desc>Maize.A2:Maize.A142</svg:desc>
                </draw:g>
              </table:table-cell>
              <table:table-cell office:value-type="float" office:value="-0.0016893398751115">
                <text:p>-0.0016893398751115</text:p>
                <draw:g>
                  <svg:desc>Maize.B2:Maize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4622776185772">
                <text:p>0.5746227761857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3731435492372">
                <text:p>0.9437314354923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84009479897">
                <text:p>1.312840094798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194875410557">
                <text:p>1.681948754105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346686399">
                <text:p>1.74346686399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5741341217">
                <text:p>2.051057413412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25755232966">
                <text:p>2.112575523296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2016607271877">
                <text:p>2.4201660727187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16841826032">
                <text:p>2.481684182603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927473202537">
                <text:p>2.7892747320253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07928419098">
                <text:p>2.8507928419098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838339133197">
                <text:p>3.158383391331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199015012164">
                <text:p>3.2199015012164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749205063857">
                <text:p>3.527492050638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9010160523">
                <text:p>3.589010160523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660070994517">
                <text:p>3.896600709945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81188198296">
                <text:p>3.958118819829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6570936925176">
                <text:p>4.265709369251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272274791362">
                <text:p>4.327227479136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481802855836">
                <text:p>4.634818028558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0392668786496">
                <text:p>5.003926687864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7303534717156">
                <text:p>5.373035347171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4214400647816">
                <text:p>5.742144006478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125266578476">
                <text:p>6.111252665784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48036132509136">
                <text:p>6.480361325091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4946998439796">
                <text:p>6.849469984397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1857864370456">
                <text:p>7.218578643704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8768730301116">
                <text:p>7.587687303011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5679596231776">
                <text:p>7.956795962317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2590462162436">
                <text:p>8.325904621624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9501328093095">
                <text:p>8.6950132809309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6412194023755">
                <text:p>9.0641219402375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3323059954415">
                <text:p>9.4332305995441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0233925885075">
                <text:p>9.8023392588507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714479181574">
                <text:p>10.1714479181574</text:p>
              </table:table-cell>
              <table:table-cell office:value-type="float" office:value="-0.00167007202077975">
                <text:p>-0.00167007202077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40556577464">
                <text:p>10.540556577464</text:p>
              </table:table-cell>
              <table:table-cell office:value-type="float" office:value="-0.00149666133179408">
                <text:p>-0.00149666133179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096652367706">
                <text:p>10.9096652367706</text:p>
              </table:table-cell>
              <table:table-cell office:value-type="float" office:value="-0.0014581256231306">
                <text:p>-0.001458125623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787738960772">
                <text:p>11.2787738960772</text:p>
              </table:table-cell>
              <table:table-cell office:value-type="float" office:value="-0.00126544707981318">
                <text:p>-0.00126544707981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478825553838">
                <text:p>11.6478825553838</text:p>
              </table:table-cell>
              <table:table-cell office:value-type="float" office:value="-0.0012269113711497">
                <text:p>-0.001226911371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169912146904">
                <text:p>12.0169912146904</text:p>
              </table:table-cell>
              <table:table-cell office:value-type="float" office:value="-0.00101496497350054">
                <text:p>-0.00101496497350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860998739969">
                <text:p>12.3860998739969</text:p>
              </table:table-cell>
              <table:table-cell office:value-type="float" office:value="-0.000995697119168797">
                <text:p>-0.000995697119168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552085333035">
                <text:p>12.7552085333035</text:p>
              </table:table-cell>
              <table:table-cell office:value-type="float" office:value="-0.000783750721519642">
                <text:p>-0.000783750721519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243171926101">
                <text:p>13.1243171926101</text:p>
              </table:table-cell>
              <table:table-cell office:value-type="float" office:value="-0.000745215012856154">
                <text:p>-0.00074521501285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934258519167">
                <text:p>13.4934258519167</text:p>
              </table:table-cell>
              <table:table-cell office:value-type="float" office:value="-0.000552536469538741">
                <text:p>-0.000552536469538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625345112233">
                <text:p>13.8625345112233</text:p>
              </table:table-cell>
              <table:table-cell office:value-type="float" office:value="-0.000514000760875259">
                <text:p>-0.000514000760875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316431705299">
                <text:p>14.2316431705299</text:p>
              </table:table-cell>
              <table:table-cell office:value-type="float" office:value="-0.000321322217557846">
                <text:p>-0.000321322217557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07518298365">
                <text:p>14.6007518298365</text:p>
              </table:table-cell>
              <table:table-cell office:value-type="float" office:value="-0.000282786508894357">
                <text:p>-0.000282786508894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698604891431">
                <text:p>14.9698604891431</text:p>
              </table:table-cell>
              <table:table-cell office:value-type="float" office:value="-0.0000901079655769438">
                <text:p>-0.0000901079655769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389691484497">
                <text:p>15.3389691484497</text:p>
              </table:table-cell>
              <table:table-cell office:value-type="float" office:value="-0.0000515722569134555">
                <text:p>-0.0000515722569134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080778077563">
                <text:p>15.7080778077563</text:p>
              </table:table-cell>
              <table:table-cell office:value-type="float" office:value="0.000160374140735699">
                <text:p>0.000160374140735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771864670629">
                <text:p>16.0771864670629</text:p>
              </table:table-cell>
              <table:table-cell office:value-type="float" office:value="0.00019890984939918">
                <text:p>0.00019890984939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462951263695">
                <text:p>16.4462951263695</text:p>
              </table:table-cell>
              <table:table-cell office:value-type="float" office:value="0.000391588392716601">
                <text:p>0.000391588392716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154037856761">
                <text:p>16.8154037856761</text:p>
              </table:table-cell>
              <table:table-cell office:value-type="float" office:value="0.000430124101380082">
                <text:p>0.00043012410138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45124449827">
                <text:p>17.1845124449827</text:p>
              </table:table-cell>
              <table:table-cell office:value-type="float" office:value="0.000622802644697495">
                <text:p>0.00062280264469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536211042893">
                <text:p>17.5536211042893</text:p>
              </table:table-cell>
              <table:table-cell office:value-type="float" office:value="0.000680606207692724">
                <text:p>0.000680606207692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227297635959">
                <text:p>17.9227297635959</text:p>
              </table:table-cell>
              <table:table-cell office:value-type="float" office:value="0.000854016896678397">
                <text:p>0.000854016896678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918384229025">
                <text:p>18.2918384229025</text:p>
              </table:table-cell>
              <table:table-cell office:value-type="float" office:value="0.000911820459673619">
                <text:p>0.000911820459673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609470822091">
                <text:p>18.6609470822091</text:p>
              </table:table-cell>
              <table:table-cell office:value-type="float" office:value="0.0010852311486593">
                <text:p>0.0010852311486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300557415157">
                <text:p>19.0300557415157</text:p>
              </table:table-cell>
              <table:table-cell office:value-type="float" office:value="0.00116230256598626">
                <text:p>0.00116230256598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991644008223">
                <text:p>19.3991644008223</text:p>
              </table:table-cell>
              <table:table-cell office:value-type="float" office:value="0.00131644540064019">
                <text:p>0.00131644540064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682730601289">
                <text:p>19.7682730601289</text:p>
              </table:table-cell>
              <table:table-cell office:value-type="float" office:value="0.00139351681796716">
                <text:p>0.00139351681796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373817194355">
                <text:p>20.1373817194355</text:p>
              </table:table-cell>
              <table:table-cell office:value-type="float" office:value="0.0015476596526211">
                <text:p>0.001547659652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064903787421">
                <text:p>20.5064903787421</text:p>
              </table:table-cell>
              <table:table-cell office:value-type="float" office:value="0.0016439989242798">
                <text:p>0.0016439989242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55990380487">
                <text:p>20.8755990380487</text:p>
              </table:table-cell>
              <table:table-cell office:value-type="float" office:value="0.001778873904602">
                <text:p>0.001778873904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447076973553">
                <text:p>21.2447076973553</text:p>
              </table:table-cell>
              <table:table-cell office:value-type="float" office:value="0.0018752131762607">
                <text:p>0.0018752131762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138163566619">
                <text:p>21.6138163566619</text:p>
              </table:table-cell>
              <table:table-cell office:value-type="float" office:value="0.00201008815658289">
                <text:p>0.00201008815658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9829250159685">
                <text:p>21.9829250159685</text:p>
              </table:table-cell>
              <table:table-cell office:value-type="float" office:value="0.00212569528257334">
                <text:p>0.00212569528257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520336752751">
                <text:p>22.3520336752751</text:p>
              </table:table-cell>
              <table:table-cell office:value-type="float" office:value="0.00224130240856379">
                <text:p>0.00224130240856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211423345817">
                <text:p>22.7211423345817</text:p>
              </table:table-cell>
              <table:table-cell office:value-type="float" office:value="0.00235690953455424">
                <text:p>0.00235690953455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0902509938883">
                <text:p>23.0902509938883</text:p>
              </table:table-cell>
              <table:table-cell office:value-type="float" office:value="0.00247251666054469">
                <text:p>0.0024725166605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593596531949">
                <text:p>23.4593596531949</text:p>
              </table:table-cell>
              <table:table-cell office:value-type="float" office:value="0.00260739164086688">
                <text:p>0.0026073916408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284683125015">
                <text:p>23.8284683125015</text:p>
              </table:table-cell>
              <table:table-cell office:value-type="float" office:value="0.00270373091252559">
                <text:p>0.00270373091252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1975769718081">
                <text:p>24.1975769718081</text:p>
              </table:table-cell>
              <table:table-cell office:value-type="float" office:value="0.00285787374717952">
                <text:p>0.00285787374717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666856311147">
                <text:p>24.5666856311147</text:p>
              </table:table-cell>
              <table:table-cell office:value-type="float" office:value="0.00293494516450649">
                <text:p>0.00293494516450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357942904213">
                <text:p>24.9357942904213</text:p>
              </table:table-cell>
              <table:table-cell office:value-type="float" office:value="0.00308908799916042">
                <text:p>0.0030890879991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049029497279">
                <text:p>25.3049029497279</text:p>
              </table:table-cell>
              <table:table-cell office:value-type="float" office:value="0.00316615941648739">
                <text:p>0.0031661594164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6740116090345">
                <text:p>25.6740116090345</text:p>
              </table:table-cell>
              <table:table-cell office:value-type="float" office:value="0.00332030225114132">
                <text:p>0.00332030225114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431202683411">
                <text:p>26.0431202683411</text:p>
              </table:table-cell>
              <table:table-cell office:value-type="float" office:value="0.00339737366846829">
                <text:p>0.00339737366846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122289276477">
                <text:p>26.4122289276477</text:p>
              </table:table-cell>
              <table:table-cell office:value-type="float" office:value="0.00357078435745397">
                <text:p>0.00357078435745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813375869543">
                <text:p>26.7813375869543</text:p>
              </table:table-cell>
              <table:table-cell office:value-type="float" office:value="0.00362858792044919">
                <text:p>0.00362858792044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504462462609">
                <text:p>27.1504462462609</text:p>
              </table:table-cell>
              <table:table-cell office:value-type="float" office:value="0.00380199860943486">
                <text:p>0.00380199860943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195549055675">
                <text:p>27.5195549055675</text:p>
              </table:table-cell>
              <table:table-cell office:value-type="float" office:value="0.00385980217243009">
                <text:p>0.00385980217243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886635648741">
                <text:p>27.8886635648741</text:p>
              </table:table-cell>
              <table:table-cell office:value-type="float" office:value="0.00405248071574751">
                <text:p>0.0040524807157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577722241807">
                <text:p>28.2577722241807</text:p>
              </table:table-cell>
              <table:table-cell office:value-type="float" office:value="0.00409101642441099">
                <text:p>0.00409101642441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268808834873">
                <text:p>28.6268808834873</text:p>
              </table:table-cell>
              <table:table-cell office:value-type="float" office:value="0.0042836949677284">
                <text:p>0.0042836949677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9959895427939">
                <text:p>28.9959895427939</text:p>
              </table:table-cell>
              <table:table-cell office:value-type="float" office:value="0.00401394500708402">
                <text:p>0.00401394500708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035800922161">
                <text:p>29.3035800922161</text:p>
              </table:table-cell>
              <table:table-cell office:value-type="float" office:value="0.00241471309754947">
                <text:p>0.0024147130975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5188934768116">
                <text:p>29.5188934768116</text:p>
              </table:table-cell>
              <table:table-cell office:value-type="float" office:value="0.00104669543999582">
                <text:p>0.0010466954399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7342068614071">
                <text:p>29.7342068614071</text:p>
              </table:table-cell>
              <table:table-cell office:value-type="float" office:value="-0.000359857926221327">
                <text:p>-0.000359857926221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9495202460026">
                <text:p>29.9495202460026</text:p>
              </table:table-cell>
              <table:table-cell office:value-type="float" office:value="-0.00172787558377498">
                <text:p>-0.00172787558377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1648336305981">
                <text:p>30.1648336305981</text:p>
              </table:table-cell>
              <table:table-cell office:value-type="float" office:value="-0.00313442894999212">
                <text:p>-0.00313442894999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801470151937">
                <text:p>30.3801470151937</text:p>
              </table:table-cell>
              <table:table-cell office:value-type="float" office:value="-0.00450244660754577">
                <text:p>-0.004502446607545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5954603997892">
                <text:p>30.5954603997892</text:p>
              </table:table-cell>
              <table:table-cell office:value-type="float" office:value="-0.00590899997376291">
                <text:p>-0.00590899997376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8107737843847">
                <text:p>30.8107737843847</text:p>
              </table:table-cell>
              <table:table-cell office:value-type="float" office:value="-0.00727701763131657">
                <text:p>-0.00727701763131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0260871689802">
                <text:p>31.0260871689802</text:p>
              </table:table-cell>
              <table:table-cell office:value-type="float" office:value="-0.0086835709975337">
                <text:p>-0.0086835709975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2414005535757">
                <text:p>31.2414005535757</text:p>
              </table:table-cell>
              <table:table-cell office:value-type="float" office:value="-0.0100515886550874">
                <text:p>-0.0100515886550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4567139381712">
                <text:p>31.4567139381712</text:p>
              </table:table-cell>
              <table:table-cell office:value-type="float" office:value="-0.0114581420213045">
                <text:p>-0.0114581420213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6720273227668">
                <text:p>31.6720273227668</text:p>
              </table:table-cell>
              <table:table-cell office:value-type="float" office:value="-0.0127876239701947">
                <text:p>-0.0127876239701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8873407073623">
                <text:p>31.8873407073623</text:p>
              </table:table-cell>
              <table:table-cell office:value-type="float" office:value="-0.0142327130450753">
                <text:p>-0.0142327130450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1026540919578">
                <text:p>32.1026540919578</text:p>
              </table:table-cell>
              <table:table-cell office:value-type="float" office:value="-0.0155621949939655">
                <text:p>-0.0155621949939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3179674765533">
                <text:p>32.3179674765533</text:p>
              </table:table-cell>
              <table:table-cell office:value-type="float" office:value="-0.0170072840688461">
                <text:p>-0.0170072840688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5332808611488">
                <text:p>32.5332808611488</text:p>
              </table:table-cell>
              <table:table-cell office:value-type="float" office:value="-0.0183367660177363">
                <text:p>-0.0183367660177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7485942457443">
                <text:p>32.7485942457443</text:p>
              </table:table-cell>
              <table:table-cell office:value-type="float" office:value="-0.0197818550926169">
                <text:p>-0.019781855092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9639076303399">
                <text:p>32.9639076303399</text:p>
              </table:table-cell>
              <table:table-cell office:value-type="float" office:value="-0.021111337041507">
                <text:p>-0.02111133704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792210149354">
                <text:p>33.1792210149354</text:p>
              </table:table-cell>
              <table:table-cell office:value-type="float" office:value="-0.0225564261163877">
                <text:p>-0.02255642611638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3945343995309">
                <text:p>33.3945343995309</text:p>
              </table:table-cell>
              <table:table-cell office:value-type="float" office:value="-0.0238859080652778">
                <text:p>-0.0238859080652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6098477841264">
                <text:p>33.6098477841264</text:p>
              </table:table-cell>
              <table:table-cell office:value-type="float" office:value="-0.0253309971401585">
                <text:p>-0.0253309971401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251611687219">
                <text:p>33.8251611687219</text:p>
              </table:table-cell>
              <table:table-cell office:value-type="float" office:value="-0.0266604790890486">
                <text:p>-0.026660479089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0404745533174">
                <text:p>34.0404745533174</text:p>
              </table:table-cell>
              <table:table-cell office:value-type="float" office:value="-0.0281055681639293">
                <text:p>-0.0281055681639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2557879379129">
                <text:p>34.2557879379129</text:p>
              </table:table-cell>
              <table:table-cell office:value-type="float" office:value="-0.0294350501128194">
                <text:p>-0.0294350501128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4711013225085">
                <text:p>34.4711013225085</text:p>
              </table:table-cell>
              <table:table-cell office:value-type="float" office:value="-0.0308801391877">
                <text:p>-0.0308801391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686414707104">
                <text:p>34.686414707104</text:p>
              </table:table-cell>
              <table:table-cell office:value-type="float" office:value="-0.0322096211365902">
                <text:p>-0.03220962113659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9017280916995">
                <text:p>34.9017280916995</text:p>
              </table:table-cell>
              <table:table-cell office:value-type="float" office:value="-0.0336547102114708">
                <text:p>-0.0336547102114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17041476295">
                <text:p>35.117041476295</text:p>
              </table:table-cell>
              <table:table-cell office:value-type="float" office:value="-0.034984192160361">
                <text:p>-0.034984192160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3015958059483">
                <text:p>35.3015958059483</text:p>
              </table:table-cell>
              <table:table-cell office:value-type="float" office:value="-0.036178799128929">
                <text:p>-0.036178799128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5169091905438">
                <text:p>35.5169091905438</text:p>
              </table:table-cell>
              <table:table-cell office:value-type="float" office:value="-0.0375853524951461">
                <text:p>-0.037585352495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322225751393">
                <text:p>35.7322225751393</text:p>
              </table:table-cell>
              <table:table-cell office:value-type="float" office:value="-0.0389533701526998">
                <text:p>-0.03895337015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475359597349">
                <text:p>35.9475359597349</text:p>
              </table:table-cell>
              <table:table-cell office:value-type="float" office:value="-0.0403599235189169">
                <text:p>-0.0403599235189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1628493443304">
                <text:p>36.1628493443304</text:p>
              </table:table-cell>
              <table:table-cell office:value-type="float" office:value="-0.0416894054678071">
                <text:p>-0.041689405467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781627289259">
                <text:p>36.3781627289259</text:p>
              </table:table-cell>
              <table:table-cell office:value-type="float" office:value="-0.0431344945426877">
                <text:p>-0.0431344945426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5934761135214">
                <text:p>36.5934761135214</text:p>
              </table:table-cell>
              <table:table-cell office:value-type="float" office:value="-0.0444639764915779">
                <text:p>-0.0444639764915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087894981169">
                <text:p>36.8087894981169</text:p>
              </table:table-cell>
              <table:table-cell office:value-type="float" office:value="-0.0459090655664585">
                <text:p>-0.0459090655664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0241028827124">
                <text:p>37.0241028827124</text:p>
              </table:table-cell>
              <table:table-cell office:value-type="float" office:value="-0.0472385475153487">
                <text:p>-0.0472385475153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39416267308">
                <text:p>37.239416267308</text:p>
              </table:table-cell>
              <table:table-cell office:value-type="float" office:value="-0.0486836365902293">
                <text:p>-0.0486836365902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4547296519035">
                <text:p>37.4547296519035</text:p>
              </table:table-cell>
              <table:table-cell office:value-type="float" office:value="-0.0500131185391195">
                <text:p>-0.050013118539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70043036499">
                <text:p>37.670043036499</text:p>
              </table:table-cell>
              <table:table-cell office:value-type="float" office:value="-0.0514582076140001">
                <text:p>-0.051458207614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53564210945">
                <text:p>37.8853564210945</text:p>
              </table:table-cell>
              <table:table-cell office:value-type="float" office:value="-0.0527876895628903">
                <text:p>-0.0527876895628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0066980569">
                <text:p>38.10066980569</text:p>
              </table:table-cell>
              <table:table-cell office:value-type="float" office:value="-0.0542327786377709">
                <text:p>-0.05423277863777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3159831902855">
                <text:p>38.3159831902855</text:p>
              </table:table-cell>
              <table:table-cell office:value-type="float" office:value="-0.0555622605866611">
                <text:p>-0.0555622605866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312965748811">
                <text:p>38.5312965748811</text:p>
              </table:table-cell>
              <table:table-cell office:value-type="float" office:value="-0.0570073496615417">
                <text:p>-0.0570073496615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7466099594766">
                <text:p>38.7466099594766</text:p>
              </table:table-cell>
              <table:table-cell office:value-type="float" office:value="-0.0583368316104319">
                <text:p>-0.0583368316104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0234414539565">
                <text:p>39.0234414539565</text:p>
              </table:table-cell>
              <table:table-cell office:value-type="float" office:value="-0.0597048492679855">
                <text:p>-0.0597048492679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3925501132631">
                <text:p>39.392550113263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7616587725697">
                <text:p>39.761658772569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1307674318763">
                <text:p>40.1307674318763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998760911829">
                <text:p>40.4998760911829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8689847504895">
                <text:p>40.8689847504895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2380934097961">
                <text:p>41.238093409796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6072020691027">
                <text:p>41.607202069102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8840335635827">
                <text:p>41.8840335635827</text:p>
              </table:table-cell>
              <table:table-cell office:value-type="float" office:value="-0.0599553313742982">
                <text:p>-0.0599553313742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